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fo:text-align="justify" style:justify-single-word="false"/>
    </style:style>
    <style:style style:name="P21"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2"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3" style:family="paragraph" style:parent-style-name="Text_20_body">
      <style:paragraph-properties fo:margin-left="0cm" fo:margin-right="0cm" fo:line-height="150%" fo:text-align="justify" style:justify-single-word="false" fo:text-indent="1.251cm" style:auto-text-indent="false"/>
    </style:style>
    <style:style style:name="P2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5" style:family="paragraph" style:parent-style-name="Text_20_body">
      <style:paragraph-properties fo:margin-left="0cm" fo:margin-right="0cm" fo:line-height="150%" fo:text-align="justify" style:justify-single-word="false" fo:text-indent="1.27cm" style:auto-text-indent="false"/>
    </style:style>
    <style:style style:name="P26"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8"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0"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2" style:family="paragraph" style:parent-style-name="Footnote">
      <style:paragraph-properties fo:margin-left="0cm" fo:margin-right="0cm" fo:text-indent="0cm" style:auto-text-indent="false"/>
    </style:style>
    <style:style style:name="P33" style:family="paragraph" style:parent-style-name="Footnote">
      <style:paragraph-properties fo:margin-left="0cm" fo:margin-right="0cm" fo:text-indent="0cm" style:auto-text-indent="false"/>
      <style:text-properties officeooo:rsid="000c60bc" officeooo:paragraph-rsid="000c60bc"/>
    </style:style>
    <style:style style:name="P34"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7" style:family="paragraph" style:parent-style-name="Normal">
      <style:text-properties fo:language="fr" fo:country="FR" officeooo:paragraph-rsid="000ff2f6"/>
    </style:style>
    <style:style style:name="P38"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39" style:family="paragraph" style:parent-style-name="Footnote">
      <style:text-properties style:font-name="Liberation Serif"/>
    </style:style>
    <style:style style:name="P40" style:family="paragraph" style:parent-style-name="Footnote">
      <style:text-properties style:font-name="Liberation Serif" fo:language="fr" fo:country="FR"/>
    </style:style>
    <style:style style:name="P41" style:family="paragraph" style:parent-style-name="Footnote">
      <style:text-properties style:font-name="Liberation Serif" fo:language="fr" fo:country="FR" officeooo:rsid="0025e690" officeooo:paragraph-rsid="0025e690"/>
    </style:style>
    <style:style style:name="P42" style:family="paragraph" style:parent-style-name="Footnote">
      <style:text-properties style:font-name="Liberation Serif" fo:font-style="italic" officeooo:rsid="00295e05" officeooo:paragraph-rsid="00295e05" style:font-style-asian="italic" style:font-style-complex="italic"/>
    </style:style>
    <style:style style:name="P43" style:family="paragraph" style:parent-style-name="Footnote">
      <style:text-properties style:font-name="Liberation Serif" officeooo:rsid="00295e05" officeooo:paragraph-rsid="0029d3e8"/>
    </style:style>
    <style:style style:name="P44" style:family="paragraph" style:parent-style-name="Footnote">
      <style:text-properties style:font-name="Liberation Serif" officeooo:rsid="0037a1a0" officeooo:paragraph-rsid="0037a1a0"/>
    </style:style>
    <style:style style:name="P45" style:family="paragraph" style:parent-style-name="Footnote">
      <style:text-properties style:font-name="Liberation Serif" officeooo:rsid="00383cb1" officeooo:paragraph-rsid="003a2362"/>
    </style:style>
    <style:style style:name="P46" style:family="paragraph" style:parent-style-name="Footnote">
      <style:text-properties style:font-name="Liberation Serif" officeooo:rsid="00126878" officeooo:paragraph-rsid="00126878"/>
    </style:style>
    <style:style style:name="P47" style:family="paragraph" style:parent-style-name="Footnote">
      <style:text-properties officeooo:rsid="002dea7e" officeooo:paragraph-rsid="000ff2f6"/>
    </style:style>
    <style:style style:name="P48" style:family="paragraph" style:parent-style-name="Footnote">
      <style:text-properties officeooo:rsid="003a2362" officeooo:paragraph-rsid="003a2362"/>
    </style:style>
    <style:style style:name="P49" style:family="paragraph" style:parent-style-name="Footnote">
      <style:text-properties officeooo:rsid="003a2362" officeooo:paragraph-rsid="000ff2f6"/>
    </style:style>
    <style:style style:name="P50" style:family="paragraph" style:parent-style-name="Footnote">
      <style:text-properties officeooo:rsid="00126878" officeooo:paragraph-rsid="00126878"/>
    </style:style>
    <style:style style:name="P51" style:family="paragraph" style:parent-style-name="Standard">
      <style:paragraph-properties fo:text-align="justify" style:justify-single-word="false"/>
      <style:text-properties style:font-name="Liberation Serif" officeooo:paragraph-rsid="00191e48"/>
    </style:style>
    <style:style style:name="P52"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3" style:family="paragraph" style:parent-style-name="Standard">
      <style:paragraph-properties fo:text-align="justify" style:justify-single-word="false"/>
      <style:text-properties fo:font-size="12pt"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5"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0"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5" style:family="paragraph" style:parent-style-name="Standard">
      <style:text-properties style:font-name="sans-serif" fo:font-size="8.25pt"/>
    </style:style>
    <style:style style:name="P66" style:family="paragraph" style:parent-style-name="Standard">
      <style:paragraph-properties fo:line-height="150%" fo:text-align="justify" style:justify-single-word="false" fo:hyphenation-ladder-count="no-limit"/>
      <style:text-properties style:font-name="sans-serif" fo:font-size="8.25pt" officeooo:paragraph-rsid="001f6bb9" fo:hyphenate="true" fo:hyphenation-remain-char-count="2" fo:hyphenation-push-char-count="2"/>
    </style:style>
    <style:style style:name="P67" style:family="paragraph" style:parent-style-name="Standard">
      <style:text-properties style:font-name="sans-serif" fo:font-size="6.75pt"/>
    </style:style>
    <style:style style:name="P68" style:family="paragraph" style:parent-style-name="Standard">
      <style:text-properties style:font-name="Liberation Sans" fo:font-size="12pt" style:text-underline-style="none" fo:font-weight="normal" officeooo:rsid="001f6bb9"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70"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72"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3" style:family="paragraph" style:parent-style-name="Heading_20_3">
      <style:paragraph-properties fo:line-height="150%"/>
    </style:style>
    <style:style style:name="P7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5"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6" style:family="paragraph" style:parent-style-name="Text_20_body">
      <style:paragraph-properties fo:line-height="150%" fo:text-align="justify" style:justify-single-word="false"/>
      <style:text-properties officeooo:paragraph-rsid="00160211"/>
    </style:style>
    <style:style style:name="P77"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8" style:family="paragraph" style:parent-style-name="Text_20_body">
      <style:paragraph-properties fo:line-height="150%" fo:text-align="justify" style:justify-single-word="false"/>
      <style:text-properties fo:language="fr" fo:country="FR" officeooo:rsid="0029d3e8" officeooo:paragraph-rsid="000ff2f6"/>
    </style:style>
    <style:style style:name="P79"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80"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81"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82"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3"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4"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5" style:family="paragraph" style:parent-style-name="Text_20_body">
      <style:text-properties style:font-name="Liberation San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6"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7"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style:font-name="Liberation Sans"/>
    </style:style>
    <style:style style:name="P8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9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92"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94"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5" style:family="paragraph" style:parent-style-name="Text_20_body">
      <style:paragraph-properties fo:line-height="150%" fo:text-align="justify" style:justify-single-word="false"/>
      <style:text-properties officeooo:rsid="001ab208" officeooo:paragraph-rsid="001ab208"/>
    </style:style>
    <style:style style:name="P96"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8"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9"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0"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101" style:family="paragraph" style:parent-style-name="Text_20_body">
      <style:paragraph-properties fo:line-height="150%" fo:text-align="justify" style:justify-single-word="false" fo:hyphenation-ladder-count="no-limit" fo:break-before="page"/>
      <style:text-properties officeooo:paragraph-rsid="00208411" fo:hyphenate="true" fo:hyphenation-remain-char-count="2" fo:hyphenation-push-char-count="2"/>
    </style:style>
    <style:style style:name="P102"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03"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04"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05"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0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7"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8"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9" style:family="paragraph" style:parent-style-name="Text_20_body" style:master-page-name="First_20_Page">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0"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11"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12"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13"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14" style:family="paragraph" style:parent-style-name="Heading_20_4">
      <style:paragraph-properties fo:line-height="150%"/>
      <style:text-properties style:font-name="Liberation Serif1" fo:font-size="12pt" style:font-size-asian="12pt"/>
    </style:style>
    <style:style style:name="P115"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6" style:family="paragraph" style:parent-style-name="Normal1">
      <style:paragraph-properties fo:line-height="150%"/>
    </style:style>
    <style:style style:name="P117" style:family="paragraph" style:parent-style-name="Footnote" style:master-page-name="Converted1">
      <style:paragraph-properties style:page-number="auto"/>
    </style:style>
    <style:style style:name="P118" style:family="paragraph" style:parent-style-name="Footnote" style:master-page-name="Converted2">
      <style:paragraph-properties style:page-number="auto"/>
    </style:style>
    <style:style style:name="P119" style:family="paragraph" style:parent-style-name="Footnote" style:master-page-name="Converted3">
      <style:paragraph-properties style:page-number="auto"/>
    </style:style>
    <style:style style:name="P120" style:family="paragraph" style:parent-style-name="Footnote" style:master-page-name="Converted4">
      <style:paragraph-properties style:page-number="auto"/>
    </style:style>
    <style:style style:name="P121" style:family="paragraph" style:parent-style-name="Footnote" style:master-page-name="Converted5">
      <style:paragraph-properties style:page-number="auto"/>
    </style:style>
    <style:style style:name="P122" style:family="paragraph" style:parent-style-name="Footnote" style:master-page-name="Converted6">
      <style:paragraph-properties style:page-number="auto"/>
    </style:style>
    <style:style style:name="P123" style:family="paragraph" style:parent-style-name="Footnote" style:master-page-name="Converted7">
      <style:paragraph-properties style:page-number="auto"/>
    </style:style>
    <style:style style:name="P124" style:family="paragraph" style:parent-style-name="Footnote" style:master-page-name="Converted8">
      <style:paragraph-properties style:page-number="auto"/>
    </style:style>
    <style:style style:name="P125" style:family="paragraph" style:parent-style-name="Footnote" style:master-page-name="Converted9">
      <style:paragraph-properties style:page-number="auto"/>
    </style:style>
    <style:style style:name="P126" style:family="paragraph" style:parent-style-name="Footnote" style:master-page-name="Converted10">
      <style:paragraph-properties style:page-number="auto"/>
    </style:style>
    <style:style style:name="P127" style:family="paragraph" style:parent-style-name="Footnote" style:master-page-name="Converted11">
      <style:paragraph-properties style:page-number="auto"/>
    </style:style>
    <style:style style:name="P128" style:family="paragraph" style:parent-style-name="Footnote" style:master-page-name="Converted12">
      <style:paragraph-properties style:page-number="auto"/>
    </style:style>
    <style:style style:name="P129" style:family="paragraph" style:parent-style-name="Footnote" style:master-page-name="Converted13">
      <style:paragraph-properties style:page-number="auto"/>
    </style:style>
    <style:style style:name="P130" style:family="paragraph" style:parent-style-name="Footnote" style:master-page-name="Converted14">
      <style:paragraph-properties style:page-number="auto"/>
      <style:text-properties fo:language="en" fo:country="US"/>
    </style:style>
    <style:style style:name="P131" style:family="paragraph" style:parent-style-name="Footnote" style:master-page-name="Converted15">
      <style:paragraph-properties style:page-number="auto"/>
      <style:text-properties fo:language="fr" fo:country="BE"/>
    </style:style>
    <style:style style:name="P132" style:family="paragraph" style:parent-style-name="Footnote" style:master-page-name="Converted16">
      <style:paragraph-properties style:page-number="auto"/>
    </style:style>
    <style:style style:name="P133" style:family="paragraph" style:parent-style-name="Footnote" style:master-page-name="Converted17">
      <style:paragraph-properties style:page-number="auto"/>
      <style:text-properties officeooo:paragraph-rsid="000c60bc"/>
    </style:style>
    <style:style style:name="P134" style:family="paragraph" style:parent-style-name="Footnote" style:master-page-name="Converted18">
      <style:paragraph-properties style:page-number="auto"/>
    </style:style>
    <style:style style:name="P135" style:family="paragraph" style:parent-style-name="Footnote" style:master-page-name="Converted19">
      <style:paragraph-properties style:page-number="auto"/>
    </style:style>
    <style:style style:name="P136" style:family="paragraph" style:parent-style-name="Footnote" style:master-page-name="Converted20">
      <style:paragraph-properties style:page-number="auto"/>
    </style:style>
    <style:style style:name="P137" style:family="paragraph" style:parent-style-name="Footnote" style:master-page-name="Converted21">
      <style:paragraph-properties style:page-number="auto"/>
    </style:style>
    <style:style style:name="P138" style:family="paragraph" style:parent-style-name="Footnote" style:master-page-name="Converted22">
      <style:paragraph-properties style:page-number="auto"/>
    </style:style>
    <style:style style:name="P139" style:family="paragraph" style:parent-style-name="Footnote" style:master-page-name="Converted23">
      <style:paragraph-properties style:page-number="auto"/>
    </style:style>
    <style:style style:name="P140" style:family="paragraph" style:parent-style-name="Footnote" style:master-page-name="Converted24">
      <style:paragraph-properties style:page-number="auto"/>
    </style:style>
    <style:style style:name="P141" style:family="paragraph" style:parent-style-name="Footnote" style:master-page-name="Converted25">
      <style:paragraph-properties style:page-number="auto"/>
    </style:style>
    <style:style style:name="P142" style:family="paragraph" style:parent-style-name="Footnote" style:master-page-name="Converted26">
      <style:paragraph-properties style:page-number="auto"/>
    </style:style>
    <style:style style:name="P143" style:family="paragraph" style:parent-style-name="Footnote" style:master-page-name="Converted27">
      <style:paragraph-properties style:page-number="auto"/>
    </style:style>
    <style:style style:name="P144" style:family="paragraph" style:parent-style-name="Footnote" style:master-page-name="Converted28">
      <style:paragraph-properties style:page-number="auto"/>
    </style:style>
    <style:style style:name="P145" style:family="paragraph" style:parent-style-name="Footnote" style:master-page-name="Converted29">
      <style:paragraph-properties style:page-number="auto"/>
      <style:text-properties fo:language="en" fo:country="US"/>
    </style:style>
    <style:style style:name="P146" style:family="paragraph" style:parent-style-name="Footnote" style:master-page-name="Converted30">
      <style:paragraph-properties style:page-number="auto"/>
      <style:text-properties fo:language="en" fo:country="US"/>
    </style:style>
    <style:style style:name="P147" style:family="paragraph" style:parent-style-name="Footnote" style:master-page-name="Converted31">
      <style:paragraph-properties style:page-number="auto"/>
      <style:text-properties fo:language="en" fo:country="US"/>
    </style:style>
    <style:style style:name="P148" style:family="paragraph" style:parent-style-name="Footnote" style:master-page-name="Converted32">
      <style:paragraph-properties style:page-number="auto"/>
      <style:text-properties fo:language="en" fo:country="US"/>
    </style:style>
    <style:style style:name="P149" style:family="paragraph" style:parent-style-name="Footnote" style:master-page-name="Converted33">
      <style:paragraph-properties style:page-number="auto"/>
    </style:style>
    <style:style style:name="P150" style:family="paragraph" style:parent-style-name="Footnote" style:master-page-name="Converted34">
      <style:paragraph-properties style:page-number="auto"/>
      <style:text-properties fo:language="en" fo:country="US"/>
    </style:style>
    <style:style style:name="P151" style:family="paragraph" style:parent-style-name="Footnote" style:master-page-name="Converted35">
      <style:paragraph-properties style:page-number="auto"/>
    </style:style>
    <style:style style:name="P152" style:family="paragraph" style:parent-style-name="Footnote" style:master-page-name="Converted36">
      <style:paragraph-properties style:page-number="auto"/>
    </style:style>
    <style:style style:name="P153" style:family="paragraph" style:parent-style-name="Footnote" style:master-page-name="Converted37">
      <style:paragraph-properties style:page-number="auto"/>
      <style:text-properties fo:font-weight="normal" style:font-weight-asian="normal"/>
    </style:style>
    <style:style style:name="P154" style:family="paragraph" style:parent-style-name="Footnote" style:master-page-name="Converted38">
      <style:paragraph-properties style:page-number="auto"/>
    </style:style>
    <style:style style:name="P155" style:family="paragraph" style:parent-style-name="Footnote" style:master-page-name="Converted39">
      <style:paragraph-properties style:page-number="auto"/>
    </style:style>
    <style:style style:name="P156" style:family="paragraph" style:parent-style-name="Footnote" style:master-page-name="Converted40">
      <style:paragraph-properties style:page-number="auto"/>
    </style:style>
    <style:style style:name="P157" style:family="paragraph" style:parent-style-name="Footnote" style:master-page-name="Converted41">
      <style:paragraph-properties style:page-number="auto"/>
    </style:style>
    <style:style style:name="P158" style:family="paragraph" style:parent-style-name="Footnote" style:master-page-name="Converted42">
      <style:paragraph-properties style:page-number="auto"/>
    </style:style>
    <style:style style:name="P159" style:family="paragraph" style:parent-style-name="Footnote" style:master-page-name="Converted43">
      <style:paragraph-properties style:page-number="auto"/>
    </style:style>
    <style:style style:name="P160" style:family="paragraph" style:parent-style-name="Footnote" style:master-page-name="Converted44">
      <style:paragraph-properties style:page-number="auto"/>
    </style:style>
    <style:style style:name="P161" style:family="paragraph" style:parent-style-name="Footnote" style:master-page-name="Converted45">
      <style:paragraph-properties style:page-number="auto"/>
    </style:style>
    <style:style style:name="P162" style:family="paragraph" style:parent-style-name="Footnote" style:master-page-name="Converted46">
      <style:paragraph-properties style:page-number="auto"/>
    </style:style>
    <style:style style:name="P163" style:family="paragraph" style:parent-style-name="Footnote" style:master-page-name="Converted47">
      <style:paragraph-properties style:page-number="auto"/>
    </style:style>
    <style:style style:name="P164" style:family="paragraph" style:parent-style-name="Footnote" style:master-page-name="Converted48">
      <style:paragraph-properties style:page-number="auto"/>
    </style:style>
    <style:style style:name="P165" style:family="paragraph" style:parent-style-name="Footnote" style:master-page-name="Converted49">
      <style:paragraph-properties style:page-number="auto"/>
    </style:style>
    <style:style style:name="P166" style:family="paragraph" style:parent-style-name="Footnote" style:master-page-name="Converted50">
      <style:paragraph-properties style:page-number="auto"/>
    </style:style>
    <style:style style:name="P167" style:family="paragraph" style:parent-style-name="Footnote" style:master-page-name="Converted51">
      <style:paragraph-properties style:page-number="auto"/>
    </style:style>
    <style:style style:name="P168" style:family="paragraph" style:parent-style-name="Footnote" style:master-page-name="Converted52">
      <style:paragraph-properties style:page-number="auto"/>
    </style:style>
    <style:style style:name="P169" style:family="paragraph" style:parent-style-name="Footnote" style:master-page-name="Converted53">
      <style:paragraph-properties style:page-number="auto"/>
    </style:style>
    <style:style style:name="P170" style:family="paragraph" style:parent-style-name="Footnote" style:master-page-name="Converted54">
      <style:paragraph-properties style:page-number="auto"/>
    </style:style>
    <style:style style:name="P171" style:family="paragraph" style:parent-style-name="Footnote" style:master-page-name="Converted55">
      <style:paragraph-properties fo:margin-left="0cm" fo:margin-right="0cm" fo:text-indent="0cm" style:auto-text-indent="false" style:page-number="auto"/>
    </style:style>
    <style:style style:name="P172" style:family="paragraph" style:parent-style-name="Footnote" style:master-page-name="Converted95">
      <style:paragraph-properties fo:margin-left="0cm" fo:margin-right="0cm" fo:text-indent="0cm" style:auto-text-indent="false" style:page-number="auto"/>
    </style:style>
    <style:style style:name="P173"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74"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75"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76" style:family="paragraph" style:parent-style-name="Footnote" style:master-page-name="Converted56">
      <style:paragraph-properties style:page-number="auto"/>
    </style:style>
    <style:style style:name="P177" style:family="paragraph" style:parent-style-name="Footnote" style:master-page-name="Converted57">
      <style:paragraph-properties style:page-number="auto"/>
    </style:style>
    <style:style style:name="P178" style:family="paragraph" style:parent-style-name="Footnote" style:master-page-name="Converted58">
      <style:paragraph-properties style:page-number="auto"/>
    </style:style>
    <style:style style:name="P179" style:family="paragraph" style:parent-style-name="Footnote" style:master-page-name="Converted59">
      <style:paragraph-properties style:page-number="auto"/>
    </style:style>
    <style:style style:name="P180" style:family="paragraph" style:parent-style-name="Footnote" style:master-page-name="Converted60">
      <style:paragraph-properties style:page-number="auto"/>
    </style:style>
    <style:style style:name="P181" style:family="paragraph" style:parent-style-name="Footnote" style:master-page-name="Converted61">
      <style:paragraph-properties style:page-number="auto"/>
    </style:style>
    <style:style style:name="P182" style:family="paragraph" style:parent-style-name="Footnote" style:master-page-name="Converted62">
      <style:paragraph-properties style:page-number="auto"/>
    </style:style>
    <style:style style:name="P183" style:family="paragraph" style:parent-style-name="Footnote" style:master-page-name="Converted63">
      <style:paragraph-properties style:page-number="auto"/>
    </style:style>
    <style:style style:name="P184" style:family="paragraph" style:parent-style-name="Footnote" style:master-page-name="Converted64">
      <style:paragraph-properties style:page-number="auto"/>
    </style:style>
    <style:style style:name="P185" style:family="paragraph" style:parent-style-name="Footnote" style:master-page-name="Converted65">
      <style:paragraph-properties style:page-number="auto"/>
    </style:style>
    <style:style style:name="P186" style:family="paragraph" style:parent-style-name="Footnote" style:master-page-name="Converted66">
      <style:paragraph-properties style:page-number="auto"/>
      <style:text-properties fo:language="fr" fo:country="BE"/>
    </style:style>
    <style:style style:name="P187" style:family="paragraph" style:parent-style-name="Footnote" style:master-page-name="Converted67">
      <style:paragraph-properties style:page-number="auto"/>
    </style:style>
    <style:style style:name="P188" style:family="paragraph" style:parent-style-name="Footnote" style:master-page-name="Converted68">
      <style:paragraph-properties style:page-number="auto"/>
    </style:style>
    <style:style style:name="P189" style:family="paragraph" style:parent-style-name="Footnote" style:master-page-name="Converted69">
      <style:paragraph-properties style:page-number="auto"/>
    </style:style>
    <style:style style:name="P190" style:family="paragraph" style:parent-style-name="Footnote" style:master-page-name="Converted70">
      <style:paragraph-properties style:page-number="auto"/>
    </style:style>
    <style:style style:name="P191" style:family="paragraph" style:parent-style-name="Footnote" style:master-page-name="Converted71">
      <style:paragraph-properties style:page-number="auto"/>
    </style:style>
    <style:style style:name="P192" style:family="paragraph" style:parent-style-name="Footnote" style:master-page-name="Converted72">
      <style:paragraph-properties style:page-number="auto"/>
    </style:style>
    <style:style style:name="P193" style:family="paragraph" style:parent-style-name="Footnote" style:master-page-name="Converted73">
      <style:paragraph-properties style:page-number="auto"/>
    </style:style>
    <style:style style:name="P194" style:family="paragraph" style:parent-style-name="Footnote" style:master-page-name="Converted74">
      <style:paragraph-properties style:page-number="auto"/>
    </style:style>
    <style:style style:name="P195" style:family="paragraph" style:parent-style-name="Footnote" style:master-page-name="Converted75">
      <style:paragraph-properties style:page-number="auto"/>
    </style:style>
    <style:style style:name="P196" style:family="paragraph" style:parent-style-name="Footnote" style:master-page-name="Converted76">
      <style:paragraph-properties style:page-number="auto"/>
    </style:style>
    <style:style style:name="P197" style:family="paragraph" style:parent-style-name="Footnote" style:master-page-name="Converted77">
      <style:paragraph-properties style:page-number="auto"/>
    </style:style>
    <style:style style:name="P198" style:family="paragraph" style:parent-style-name="Footnote" style:master-page-name="Converted78">
      <style:paragraph-properties style:page-number="auto"/>
    </style:style>
    <style:style style:name="P199" style:family="paragraph" style:parent-style-name="Footnote" style:master-page-name="Converted79">
      <style:paragraph-properties style:page-number="auto"/>
    </style:style>
    <style:style style:name="P200" style:family="paragraph" style:parent-style-name="Footnote" style:master-page-name="Converted80">
      <style:paragraph-properties style:page-number="auto"/>
    </style:style>
    <style:style style:name="P201" style:family="paragraph" style:parent-style-name="Footnote" style:master-page-name="Converted81">
      <style:paragraph-properties style:page-number="auto"/>
    </style:style>
    <style:style style:name="P202" style:family="paragraph" style:parent-style-name="Footnote" style:master-page-name="Converted82">
      <style:paragraph-properties style:page-number="auto"/>
    </style:style>
    <style:style style:name="P203" style:family="paragraph" style:parent-style-name="Footnote" style:master-page-name="Converted83">
      <style:paragraph-properties style:page-number="auto"/>
    </style:style>
    <style:style style:name="P204" style:family="paragraph" style:parent-style-name="Footnote" style:master-page-name="Converted84">
      <style:paragraph-properties style:page-number="auto"/>
    </style:style>
    <style:style style:name="P205" style:family="paragraph" style:parent-style-name="Footnote" style:master-page-name="Converted85">
      <style:paragraph-properties style:page-number="auto"/>
    </style:style>
    <style:style style:name="P206" style:family="paragraph" style:parent-style-name="Footnote" style:master-page-name="Converted86">
      <style:paragraph-properties style:page-number="auto"/>
    </style:style>
    <style:style style:name="P207" style:family="paragraph" style:parent-style-name="Footnote" style:master-page-name="Converted87">
      <style:paragraph-properties style:page-number="auto"/>
    </style:style>
    <style:style style:name="P208" style:family="paragraph" style:parent-style-name="Footnote" style:master-page-name="Converted88">
      <style:paragraph-properties style:page-number="auto"/>
    </style:style>
    <style:style style:name="P209" style:family="paragraph" style:parent-style-name="Footnote" style:master-page-name="Converted89">
      <style:paragraph-properties style:page-number="auto"/>
    </style:style>
    <style:style style:name="P210" style:family="paragraph" style:parent-style-name="Footnote" style:master-page-name="Converted90">
      <style:paragraph-properties style:page-number="auto"/>
      <style:text-properties fo:language="fr" fo:country="BE"/>
    </style:style>
    <style:style style:name="P211" style:family="paragraph" style:parent-style-name="Footnote" style:master-page-name="Converted91">
      <style:paragraph-properties style:page-number="auto"/>
    </style:style>
    <style:style style:name="P212" style:family="paragraph" style:parent-style-name="Footnote" style:master-page-name="Converted92">
      <style:paragraph-properties style:page-number="auto"/>
    </style:style>
    <style:style style:name="P213" style:family="paragraph" style:parent-style-name="Footnote" style:master-page-name="Converted93">
      <style:paragraph-properties style:page-number="auto"/>
    </style:style>
    <style:style style:name="P214" style:family="paragraph" style:parent-style-name="Footnote" style:master-page-name="Converted94">
      <style:paragraph-properties style:page-number="auto"/>
    </style:style>
    <style:style style:name="P215" style:family="paragraph" style:parent-style-name="Footnote" style:master-page-name="Converted96">
      <style:paragraph-properties style:page-number="auto"/>
    </style:style>
    <style:style style:name="P216" style:family="paragraph" style:parent-style-name="Footnote" style:master-page-name="Converted97">
      <style:paragraph-properties style:page-number="auto"/>
    </style:style>
    <style:style style:name="P217" style:family="paragraph" style:parent-style-name="Footnote" style:master-page-name="Converted98">
      <style:paragraph-properties style:page-number="auto"/>
    </style:style>
    <style:style style:name="P218" style:family="paragraph" style:parent-style-name="Footnote">
      <style:text-properties style:font-name="Liberation Serif" fo:font-style="normal" officeooo:rsid="00295e05" officeooo:paragraph-rsid="00295e05" style:font-style-asian="normal" style:font-style-complex="normal"/>
    </style:style>
    <style:style style:name="P219"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20"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21" style:family="paragraph" style:parent-style-name="Footnote">
      <style:text-properties style:font-name="Liberation Serif" officeooo:rsid="0011f973"/>
    </style:style>
    <style:style style:name="P222" style:family="paragraph" style:parent-style-name="Footnote">
      <style:text-properties style:font-name="Liberation Serif" officeooo:rsid="0011f973" officeooo:paragraph-rsid="00191e48"/>
    </style:style>
    <style:style style:name="P223" style:family="paragraph" style:parent-style-name="Footnote">
      <style:text-properties style:font-name="Liberation Serif" officeooo:paragraph-rsid="00191e48"/>
    </style:style>
    <style:style style:name="P224" style:family="paragraph" style:parent-style-name="Footnote">
      <style:text-properties officeooo:rsid="00113d2a" officeooo:paragraph-rsid="0017d228"/>
    </style:style>
    <style:style style:name="P225" style:family="paragraph" style:parent-style-name="Footnote">
      <style:text-properties officeooo:rsid="003a2362" officeooo:paragraph-rsid="00191e48"/>
    </style:style>
    <style:style style:name="P226" style:family="paragraph" style:parent-style-name="Footnote">
      <style:text-properties officeooo:paragraph-rsid="00191e48"/>
    </style:style>
    <style:style style:name="P227" style:family="paragraph" style:parent-style-name="Footnote">
      <style:text-properties fo:background-color="transparent"/>
    </style:style>
    <style:style style:name="P228"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29" style:family="paragraph" style:parent-style-name="Footnote">
      <style:paragraph-properties fo:background-color="#ffff00">
        <style:background-image/>
      </style:paragraph-properties>
    </style:style>
    <style:style style:name="P23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31" style:family="paragraph" style:parent-style-name="Footnote_20_Text">
      <style:text-properties style:font-name="Liberation Serif"/>
    </style:style>
    <style:style style:name="P232" style:family="paragraph" style:parent-style-name="Footnote_20_Text">
      <style:text-properties style:font-name="Liberation Serif" fo:language="fr" fo:country="BE"/>
    </style:style>
    <style:style style:name="P233" style:family="paragraph" style:parent-style-name="Footnote_20_Text">
      <style:text-properties style:font-name="Liberation Serif" fo:font-size="11pt" fo:language="fr" fo:country="BE" style:font-size-asian="11pt" style:font-size-complex="11pt"/>
    </style:style>
    <style:style style:name="P234" style:family="paragraph" style:parent-style-name="Footnote_20_Text">
      <style:text-properties fo:language="fr" fo:country="BE"/>
    </style:style>
    <style:style style:name="P235" style:family="paragraph" style:parent-style-name="Footnote_20_Text">
      <style:paragraph-properties fo:background-color="#ffff00">
        <style:background-image/>
      </style:paragraph-properties>
      <style:text-properties style:font-name="Liberation Serif"/>
    </style:style>
    <style:style style:name="P236" style:family="paragraph" style:parent-style-name="Contents_20_2">
      <style:paragraph-properties>
        <style:tab-stops>
          <style:tab-stop style:position="17cm" style:type="right" style:leader-style="dotted" style:leader-text="."/>
        </style:tab-stops>
      </style:paragraph-properties>
    </style:style>
    <style:style style:name="P237" style:family="paragraph" style:parent-style-name="Contents_20_4">
      <style:paragraph-properties>
        <style:tab-stops>
          <style:tab-stop style:position="17cm" style:type="right" style:leader-style="dotted" style:leader-text="."/>
        </style:tab-stops>
      </style:paragraph-properties>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normal" style:font-weight-asian="normal"/>
    </style:style>
    <style:style style:name="T40" style:family="text">
      <style:text-properties fo:language="es" fo:country="ES" fo:font-style="italic" style:font-style-asian="italic"/>
    </style:style>
    <style:style style:name="T41" style:family="text">
      <style:text-properties style:text-position="super 58%"/>
    </style:style>
    <style:style style:name="T42"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3"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4"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5" style:family="text">
      <style:text-properties style:font-size-complex="10pt"/>
    </style:style>
    <style:style style:name="T46"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7" style:family="text">
      <style:text-properties fo:background-color="transparent" loext:char-shading-value="0"/>
    </style:style>
    <style:style style:name="T48" style:family="text">
      <style:text-properties officeooo:rsid="000c60bc" fo:background-color="transparent" loext:char-shading-value="0"/>
    </style:style>
    <style:style style:name="T49" style:family="text">
      <style:text-properties officeooo:rsid="000e65cc" fo:background-color="transparent" loext:char-shading-value="0"/>
    </style:style>
    <style:style style:name="T50" style:family="text">
      <style:text-properties officeooo:rsid="000c60bc"/>
    </style:style>
    <style:style style:name="T51" style:family="text">
      <style:text-properties officeooo:rsid="000e65cc"/>
    </style:style>
    <style:style style:name="T52"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3" style:family="text">
      <style:text-properties fo:language="fr" fo:country="FR" fo:font-style="normal" style:font-style-asian="normal" style:font-style-complex="normal"/>
    </style:style>
    <style:style style:name="T54" style:family="text">
      <style:text-properties fo:language="fr" fo:country="FR" fo:font-style="normal" officeooo:rsid="00295e05" style:font-style-asian="normal" style:font-style-complex="normal"/>
    </style:style>
    <style:style style:name="T55" style:family="text">
      <style:text-properties fo:language="fr" fo:country="FR" fo:font-style="normal" officeooo:rsid="003a2362" style:font-style-asian="normal" style:font-style-complex="normal"/>
    </style:style>
    <style:style style:name="T56" style:family="text">
      <style:text-properties fo:language="fr" fo:country="FR" officeooo:rsid="0025e690"/>
    </style:style>
    <style:style style:name="T57" style:family="text">
      <style:text-properties fo:language="fr" fo:country="FR" fo:font-style="italic" style:font-style-asian="italic" style:font-style-complex="italic"/>
    </style:style>
    <style:style style:name="T58" style:family="text">
      <style:text-properties fo:language="fr" fo:country="FR" fo:font-style="italic" officeooo:rsid="0025e690" style:font-style-asian="italic" style:font-style-complex="italic"/>
    </style:style>
    <style:style style:name="T59" style:family="text">
      <style:text-properties fo:language="fr" fo:country="FR" fo:font-style="italic" officeooo:rsid="00295e05" style:font-style-asian="italic" style:font-style-complex="italic"/>
    </style:style>
    <style:style style:name="T60" style:family="text">
      <style:text-properties fo:language="fr" fo:country="FR" fo:font-style="italic" officeooo:rsid="0010e286" style:font-style-asian="italic" style:font-style-complex="italic"/>
    </style:style>
    <style:style style:name="T61"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2" style:family="text">
      <style:text-properties fo:language="fr" fo:country="FR" officeooo:rsid="0029d3e8"/>
    </style:style>
    <style:style style:name="T63" style:family="text">
      <style:text-properties fo:language="fr" fo:country="FR" style:text-underline-style="none" fo:font-weight="normal" style:font-weight-asian="normal" style:font-weight-complex="normal"/>
    </style:style>
    <style:style style:name="T64" style:family="text">
      <style:text-properties fo:language="fr" fo:country="FR" style:text-underline-style="none" fo:font-weight="normal" officeooo:rsid="0037a1a0" style:font-weight-asian="normal" style:font-weight-complex="normal"/>
    </style:style>
    <style:style style:name="T65" style:family="text">
      <style:text-properties fo:language="fr" fo:country="FR" style:text-underline-style="none" fo:font-weight="normal" officeooo:rsid="00383cb1" style:font-weight-asian="normal" style:font-weight-complex="normal"/>
    </style:style>
    <style:style style:name="T66" style:family="text">
      <style:text-properties fo:language="fr" fo:country="FR" style:text-underline-style="none" fo:font-weight="normal" officeooo:rsid="003a2362" style:font-weight-asian="normal" style:font-weight-complex="normal"/>
    </style:style>
    <style:style style:name="T67" style:family="text">
      <style:text-properties fo:language="fr" fo:country="FR" style:text-underline-style="none" fo:font-weight="normal" officeooo:rsid="00208411" style:font-weight-asian="normal" style:font-weight-complex="normal"/>
    </style:style>
    <style:style style:name="T68" style:family="text">
      <style:text-properties officeooo:rsid="0013f466"/>
    </style:style>
    <style:style style:name="T69" style:family="text">
      <style:text-properties fo:font-style="normal" style:font-style-asian="normal" style:font-style-complex="normal"/>
    </style:style>
    <style:style style:name="T70" style:family="text">
      <style:text-properties fo:font-style="normal" officeooo:rsid="0013f466" style:font-style-asian="normal" style:font-style-complex="normal"/>
    </style:style>
    <style:style style:name="T71" style:family="text">
      <style:text-properties fo:font-style="normal" officeooo:rsid="0015af40" style:font-style-asian="normal" style:font-style-complex="normal"/>
    </style:style>
    <style:style style:name="T72" style:family="text">
      <style:text-properties fo:font-style="normal" officeooo:rsid="0018422d" style:font-style-asian="normal" style:font-style-complex="normal"/>
    </style:style>
    <style:style style:name="T73" style:family="text">
      <style:text-properties fo:font-style="normal" officeooo:rsid="0019d5a1" style:font-style-asian="normal" style:font-style-complex="normal"/>
    </style:style>
    <style:style style:name="T74" style:family="text">
      <style:text-properties fo:font-style="normal" officeooo:rsid="002dea7e" style:font-style-asian="normal" style:font-style-complex="normal"/>
    </style:style>
    <style:style style:name="T75" style:family="text">
      <style:text-properties fo:font-style="normal" officeooo:rsid="001b99fb" style:font-style-asian="normal" style:font-style-complex="normal"/>
    </style:style>
    <style:style style:name="T76" style:family="text">
      <style:text-properties fo:font-style="normal" officeooo:rsid="001f25a0" style:font-style-asian="normal" style:font-style-complex="normal"/>
    </style:style>
    <style:style style:name="T77" style:family="text">
      <style:text-properties fo:font-style="normal" officeooo:rsid="0021c5e1" style:font-style-asian="normal" style:font-style-complex="normal"/>
    </style:style>
    <style:style style:name="T78" style:family="text">
      <style:text-properties fo:font-style="normal" officeooo:rsid="001f4de1" style:font-style-asian="normal" style:font-style-complex="normal"/>
    </style:style>
    <style:style style:name="T79" style:family="text">
      <style:text-properties fo:font-style="normal" officeooo:rsid="00203c30" style:font-style-asian="normal" style:font-style-complex="normal"/>
    </style:style>
    <style:style style:name="T80" style:family="text">
      <style:text-properties fo:font-style="normal" officeooo:rsid="00236db3" style:font-style-asian="normal" style:font-style-complex="normal"/>
    </style:style>
    <style:style style:name="T81" style:family="text">
      <style:text-properties fo:font-style="normal" officeooo:rsid="00244eda" style:font-style-asian="normal" style:font-style-complex="normal"/>
    </style:style>
    <style:style style:name="T82" style:family="text">
      <style:text-properties fo:font-style="normal" officeooo:rsid="00222f0f" style:font-style-asian="normal" style:font-style-complex="normal"/>
    </style:style>
    <style:style style:name="T83" style:family="text">
      <style:text-properties fo:font-style="normal" officeooo:rsid="0025e690" style:font-style-asian="normal" style:font-style-complex="normal"/>
    </style:style>
    <style:style style:name="T84" style:family="text">
      <style:text-properties fo:font-style="normal" officeooo:rsid="002f218c" style:font-style-asian="normal" style:font-style-complex="normal"/>
    </style:style>
    <style:style style:name="T85" style:family="text">
      <style:text-properties fo:font-style="normal" officeooo:rsid="002e7292" style:font-style-asian="normal" style:font-style-complex="normal"/>
    </style:style>
    <style:style style:name="T86" style:family="text">
      <style:text-properties fo:font-style="normal" officeooo:rsid="0035f8e9" style:font-style-asian="normal" style:font-style-complex="normal"/>
    </style:style>
    <style:style style:name="T87" style:family="text">
      <style:text-properties fo:font-style="normal" officeooo:rsid="002f4859" style:font-style-asian="normal" style:font-style-complex="normal"/>
    </style:style>
    <style:style style:name="T88" style:family="text">
      <style:text-properties fo:font-style="normal" officeooo:rsid="00369522" style:font-style-asian="normal" style:font-style-complex="normal"/>
    </style:style>
    <style:style style:name="T89" style:family="text">
      <style:text-properties fo:font-style="normal" officeooo:rsid="000ff2f6" style:font-style-asian="normal" style:font-style-complex="normal"/>
    </style:style>
    <style:style style:name="T90" style:family="text">
      <style:text-properties fo:font-style="normal" officeooo:rsid="00194524" style:font-style-asian="normal" style:font-style-complex="normal"/>
    </style:style>
    <style:style style:name="T91" style:family="text">
      <style:text-properties fo:font-style="normal" officeooo:rsid="00193916" style:font-style-asian="normal" style:font-style-complex="normal"/>
    </style:style>
    <style:style style:name="T92" style:family="text">
      <style:text-properties fo:font-style="normal" officeooo:rsid="00191e48" style:font-style-asian="normal" style:font-style-complex="normal"/>
    </style:style>
    <style:style style:name="T93" style:family="text">
      <style:text-properties fo:font-style="normal" officeooo:rsid="001ab208" style:font-style-asian="normal" style:font-style-complex="normal"/>
    </style:style>
    <style:style style:name="T94" style:family="text">
      <style:text-properties fo:font-style="normal" officeooo:rsid="001a8daf" style:font-style-asian="normal" style:font-style-complex="normal"/>
    </style:style>
    <style:style style:name="T95" style:family="text">
      <style:text-properties fo:font-style="normal" fo:font-weight="normal" style:font-style-asian="normal" style:font-weight-asian="normal" style:font-style-complex="normal"/>
    </style:style>
    <style:style style:name="T96" style:family="text">
      <style:text-properties fo:font-style="normal" fo:font-weight="normal" officeooo:rsid="000c60bc" style:font-style-asian="normal" style:font-weight-asian="normal" style:font-style-complex="normal"/>
    </style:style>
    <style:style style:name="T97" style:family="text">
      <style:text-properties officeooo:rsid="0018422d"/>
    </style:style>
    <style:style style:name="T98" style:family="text">
      <style:text-properties officeooo:rsid="0019d5a1"/>
    </style:style>
    <style:style style:name="T99" style:family="text">
      <style:text-properties officeooo:rsid="001f25a0"/>
    </style:style>
    <style:style style:name="T100" style:family="text">
      <style:text-properties style:font-name="Liberation Serif" fo:font-size="10pt" fo:language="fr" fo:country="FR" style:font-size-asian="10pt" style:font-size-complex="10pt"/>
    </style:style>
    <style:style style:name="T101" style:family="text">
      <style:text-properties style:font-name="Liberation Serif" fo:font-size="10pt" fo:language="fr" fo:country="BE" style:letter-kerning="false" style:font-size-asian="10pt" style:font-name-complex="Palatino-Roman" style:font-size-complex="10pt"/>
    </style:style>
    <style:style style:name="T102" style:family="text">
      <style:text-properties style:font-name="Liberation Serif" fo:font-size="10pt" fo:language="fr" fo:country="BE" officeooo:rsid="0010e286" style:letter-kerning="false" style:font-size-asian="10pt" style:font-name-complex="Palatino-Roman" style:font-size-complex="10pt"/>
    </style:style>
    <style:style style:name="T103" style:family="text">
      <style:text-properties style:font-name="Liberation Serif" fo:font-size="10pt" fo:language="fr" fo:country="BE" officeooo:rsid="00113d2a" style:letter-kerning="false" style:font-size-asian="10pt" style:font-name-complex="Palatino-Roman" style:font-size-complex="10pt"/>
    </style:style>
    <style:style style:name="T104" style:family="text">
      <style:text-properties style:font-name="Liberation Serif" fo:font-size="10pt" fo:language="fr" fo:country="BE" style:letter-kerning="false" style:font-size-asian="10pt" style:font-name-complex="Rpxr" style:font-size-complex="10pt"/>
    </style:style>
    <style:style style:name="T105"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6" style:family="text">
      <style:text-properties style:font-name="Liberation Serif" fo:language="fr" fo:country="FR"/>
    </style:style>
    <style:style style:name="T107" style:family="text">
      <style:text-properties style:font-name="Liberation Serif" fo:language="fr" fo:country="FR" officeooo:rsid="00203c30"/>
    </style:style>
    <style:style style:name="T108" style:family="text">
      <style:text-properties style:font-name="Liberation Serif" fo:font-size="12pt" style:letter-kerning="false" style:font-size-asian="12pt" style:font-name-complex="Avenir-Book" style:font-size-complex="12pt"/>
    </style:style>
    <style:style style:name="T109" style:family="text">
      <style:text-properties style:font-name="Liberation Serif" fo:font-size="12pt" style:letter-kerning="false" style:font-name-asian="Times New Roman" style:font-size-asian="12pt" style:font-name-complex="Arial1" style:font-size-complex="12pt"/>
    </style:style>
    <style:style style:name="T110" style:family="text">
      <style:text-properties style:font-name="Liberation Serif" fo:font-size="12pt" officeooo:rsid="001189d6" style:letter-kerning="false" style:font-name-asian="Times New Roman" style:font-size-asian="12pt" style:font-name-complex="Arial1" style:font-size-complex="12pt"/>
    </style:style>
    <style:style style:name="T111" style:family="text">
      <style:text-properties style:font-name="Liberation Serif" fo:font-size="12pt" officeooo:rsid="00191e48" style:letter-kerning="false" style:font-name-asian="Times New Roman" style:font-size-asian="12pt" style:font-name-complex="Arial1"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fo:font-style="italic" style:font-size-asian="12pt" style:font-style-asian="italic" style:font-size-complex="12pt"/>
    </style:style>
    <style:style style:name="T114"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5"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6" style:family="text">
      <style:text-properties style:font-name="Liberation Serif" fo:font-size="12pt" fo:font-style="italic" style:letter-kerning="false" style:font-size-asian="12pt" style:font-style-asian="italic" style:font-name-complex="Avenir-Book" style:font-size-complex="12pt"/>
    </style:style>
    <style:style style:name="T117"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18"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19" style:family="text">
      <style:text-properties officeooo:rsid="0025e690"/>
    </style:style>
    <style:style style:name="T120" style:family="text">
      <style:text-properties officeooo:rsid="0029d3e8"/>
    </style:style>
    <style:style style:name="T121" style:family="text">
      <style:text-properties officeooo:rsid="002aa794"/>
    </style:style>
    <style:style style:name="T122" style:family="text">
      <style:text-properties officeooo:rsid="002f218c"/>
    </style:style>
    <style:style style:name="T123" style:family="text">
      <style:text-properties officeooo:rsid="003233e7"/>
    </style:style>
    <style:style style:name="T124" style:family="text">
      <style:text-properties officeooo:rsid="002e7292"/>
    </style:style>
    <style:style style:name="T125" style:family="text">
      <style:text-properties officeooo:rsid="000ff2f6"/>
    </style:style>
    <style:style style:name="T126" style:family="text">
      <style:text-properties fo:color="#1a1a1a" fo:font-size="9.5pt" fo:language="fr" fo:country="BE" style:letter-kerning="false" style:font-size-asian="9.5pt" style:font-name-complex="Wilke-Italic" style:font-size-complex="9.5pt"/>
    </style:style>
    <style:style style:name="T127"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28" style:family="text">
      <style:text-properties fo:color="#1a1a1a" style:font-name="Liberation Serif" fo:font-size="10pt" fo:language="fr" fo:country="BE" style:letter-kerning="false" style:font-size-asian="10pt" style:font-name-complex="Wilke-Italic" style:font-size-complex="10pt"/>
    </style:style>
    <style:style style:name="T129"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0" style:family="text">
      <style:text-properties style:font-name="Palatino-Roman" fo:font-size="9pt" fo:language="fr" fo:country="BE" officeooo:rsid="0010e286" style:letter-kerning="false" style:font-size-asian="9pt" style:font-name-complex="Palatino-Roman" style:font-size-complex="9pt"/>
    </style:style>
    <style:style style:name="T131" style:family="text">
      <style:text-properties officeooo:rsid="00113d2a"/>
    </style:style>
    <style:style style:name="T132" style:family="text">
      <style:text-properties officeooo:rsid="0012b162"/>
    </style:style>
    <style:style style:name="T133" style:family="text">
      <style:text-properties fo:font-size="12pt" style:font-size-asian="12pt" style:font-size-complex="12pt"/>
    </style:style>
    <style:style style:name="T134" style:family="text">
      <style:text-properties fo:font-size="12pt" style:font-size-asian="12pt" style:font-size-complex="12pt" style:font-weight-complex="bold"/>
    </style:style>
    <style:style style:name="T135" style:family="text">
      <style:text-properties fo:font-size="12pt" fo:font-style="italic" style:font-size-asian="12pt" style:font-style-asian="italic" style:font-size-complex="12pt"/>
    </style:style>
    <style:style style:name="T136" style:family="text">
      <style:text-properties fo:font-size="12pt" fo:font-style="italic" style:font-size-asian="12pt" style:font-style-asian="italic" style:font-size-complex="12pt" style:font-weight-complex="bold"/>
    </style:style>
    <style:style style:name="T137" style:family="text">
      <style:text-properties officeooo:rsid="001189d6"/>
    </style:style>
    <style:style style:name="T138" style:family="text">
      <style:text-properties style:font-name="Liberation Serif"/>
    </style:style>
    <style:style style:name="T139" style:family="text">
      <style:text-properties style:font-name="Liberation Serif" fo:language="fr" fo:country="BE"/>
    </style:style>
    <style:style style:name="T140" style:family="text">
      <style:text-properties style:font-name="Liberation Serif" fo:language="fr" fo:country="BE" fo:font-style="italic" style:font-style-asian="italic"/>
    </style:style>
    <style:style style:name="T141" style:family="text">
      <style:text-properties style:font-name="Liberation Serif" fo:language="fr" fo:country="BE" fo:font-style="italic" style:font-style-asian="italic" style:font-style-complex="italic"/>
    </style:style>
    <style:style style:name="T142" style:family="text">
      <style:text-properties style:font-name="Liberation Serif" fo:language="fr" fo:country="BE" officeooo:rsid="00194524"/>
    </style:style>
    <style:style style:name="T143" style:family="text">
      <style:text-properties style:font-name="Liberation Serif" fo:font-size="11pt" style:font-size-asian="11pt" style:font-size-complex="11pt"/>
    </style:style>
    <style:style style:name="T144" style:family="text">
      <style:text-properties style:font-name="Liberation Serif" fo:font-size="11pt" style:letter-kerning="false" style:font-size-asian="11pt" style:font-name-complex="HelveticaNeue-Roman" style:font-size-complex="11pt"/>
    </style:style>
    <style:style style:name="T145" style:family="text">
      <style:text-properties style:font-name="Liberation Serif" fo:font-size="10pt" style:font-size-asian="10pt" style:font-size-complex="10pt"/>
    </style:style>
    <style:style style:name="T146" style:family="text">
      <style:text-properties style:font-name="Liberation Serif" fo:font-size="10pt" fo:language="fr" fo:country="BE" style:font-size-asian="10pt" style:font-size-complex="10pt"/>
    </style:style>
    <style:style style:name="T147" style:family="text">
      <style:text-properties style:font-name="Liberation Serif" fo:font-size="10pt" fo:language="fr" fo:country="BE" style:letter-kerning="false" style:font-size-asian="10pt" style:font-name-complex="Palatino-Roman" style:font-size-complex="10pt"/>
    </style:style>
    <style:style style:name="T14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49"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0"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1" style:family="text">
      <style:text-properties style:font-name="Liberation Serif" fo:font-size="10pt" fo:font-style="italic" style:font-size-asian="10pt" style:font-style-asian="italic" style:font-size-complex="10pt"/>
    </style:style>
    <style:style style:name="T152" style:family="text">
      <style:text-properties style:font-name="Liberation Serif" fo:font-size="9pt" fo:language="fr" fo:country="BE" style:letter-kerning="false" style:font-size-asian="9pt" style:font-name-complex="Palatino-Roman" style:font-size-complex="9pt"/>
    </style:style>
    <style:style style:name="T153"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4"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5"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6"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7" style:family="text">
      <style:text-properties style:font-name="Liberation Serif" fo:font-style="italic" style:font-style-asian="italic"/>
    </style:style>
    <style:style style:name="T158" style:family="text">
      <style:text-properties style:font-name="Liberation Serif" fo:font-style="italic" style:font-style-asian="italic" style:font-style-complex="italic"/>
    </style:style>
    <style:style style:name="T159" style:family="text">
      <style:text-properties style:font-name="Liberation Serif" fo:font-style="italic" officeooo:rsid="00193916" style:font-style-asian="italic" style:font-style-complex="italic"/>
    </style:style>
    <style:style style:name="T160" style:family="text">
      <style:text-properties style:font-name="Liberation Serif" officeooo:rsid="00194524"/>
    </style:style>
    <style:style style:name="T161" style:family="text">
      <style:text-properties style:font-name="Liberation Serif" fo:font-style="normal" officeooo:rsid="00193916" style:font-style-asian="normal" style:font-style-complex="normal"/>
    </style:style>
    <style:style style:name="T162" style:family="text">
      <style:text-properties style:font-name="Liberation Sans" fo:font-size="14pt" style:font-size-asian="14pt" style:font-size-complex="14pt"/>
    </style:style>
    <style:style style:name="T163" style:family="text">
      <style:text-properties style:font-name="Liberation Sans" fo:font-size="16pt" style:text-underline-style="solid" style:text-underline-width="auto" style:text-underline-color="font-color" fo:font-weight="bold" officeooo:rsid="00207161" style:font-size-asian="16pt" style:font-weight-asian="bold" style:font-size-complex="16pt" style:font-weight-complex="bold"/>
    </style:style>
    <style:style style:name="T164" style:family="text">
      <style:text-properties style:font-name="Liberation Sans" fo:font-size="16pt" style:text-underline-style="solid" style:text-underline-width="auto" style:text-underline-color="font-color" fo:font-weight="bold" officeooo:rsid="00208411" style:font-size-asian="16pt" style:font-weight-asian="bold" style:font-size-complex="16pt" style:font-weight-complex="bold"/>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style:style style:name="T170" style:family="text">
      <style:text-properties style:text-underline-style="none" fo:font-weight="normal" officeooo:rsid="001f6bb9" style:font-size-asian="10.5pt" style:font-weight-asian="normal" style:font-size-complex="12pt" style:font-weight-complex="normal"/>
    </style:style>
    <style:style style:name="T171" style:family="text">
      <style:text-properties fo:font-size="6.75pt"/>
    </style:style>
    <style:style style:name="T172" style:family="text">
      <style:text-properties style:font-name="sans-serif" fo:font-size="8.25pt"/>
    </style:style>
    <style:style style:name="T173" style:family="text">
      <style:text-properties style:font-name="sans-serif" fo:font-size="6.75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4"/>
      <text:p text:style-name="P103"/>
      <text:p text:style-name="P92"/>
      <text:p text:style-name="P92"/>
      <text:p text:style-name="P92"/>
      <text:p text:style-name="P92"/>
      <text:p text:style-name="P92"/>
      <text:p text:style-name="P92"/>
      <text:p text:style-name="P92"/>
      <text:p text:style-name="P92"/>
      <text:p text:style-name="P92"/>
      <text:p text:style-name="P108"><text:span text:style-name="T169">L’université n’entend donner aucune approbati</text:span>on ni improbation aux opinions émises dans ce mémoire.</text:p>
      <text:p text:style-name="P92"/>
      <text:p text:style-name="P105">SOMMAIRE</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38">PREMIÈRE PARTIE : RAPPORT DE STAGE<text:tab/>5</text:p>
          <text:p text:style-name="P238">PREMIÈRE PARTIE : RAPPORT DE STAGE<text:tab/>5</text:p>
          <text:p text:style-name="P238">SECONDE PARTIE : MÉMOIRE<text:tab/>6</text:p>
          <text:p text:style-name="P236">Introduction<text:tab/>6</text:p>
          <text:p text:style-name="P236">I. Les moyens au service de la compensation écologique<text:tab/>22</text:p>
          <text:p text:style-name="P237"><text:a xlink:type="simple" xlink:href="#__RefHeading__6909_869735232" text:style-name="Index_20_Link" text:visited-style-name="Index_20_Link">B. Les outils juridiques au service de la compensation<text:tab/>30</text:a></text:p>
          <text:p text:style-name="P236">II. Intérêts et limites de la compensation<text:tab/>38</text:p>
          <text:p text:style-name="P236">introduction<text:tab/>43</text:p>
        </text:index-body>
      </text:table-of-content>
      <text:p text:style-name="P93"/>
      <text:p text:style-name="P101"><text:span text:style-name="T164">PREMIERE PARTIE : RAPPORT DE STAGE</text:span></text:p>
      <text:p text:style-name="P66"><text:span text:style-name="T170">PARTIE 1 : RAPPORT D</text:span>E STAGE</text:p>
      <text:p text:style-name="P65">T<text:span text:style-name="T171">ITRE </text:span>1: P<text:span text:style-name="T171">RESENTATION DE LA STRUCTURE </text:span>A<text:span text:style-name="T171">EROPORTS DE </text:span>P<text:span text:style-name="T171">ARIS</text:span></text:p>
      <text:p text:style-name="P65"/>
      <text:p text:style-name="P65">Chapitre 1 : Présentation générale du Groupe Aéroports de Paris</text:p>
      <text:p text:style-name="P67">Section 1 : Quelques rappels essentiels</text:p>
      <text:p text:style-name="P67">Section 2 : Les activités du Groupe Aéroports de Paris</text:p>
      <text:p text:style-name="P67">Section 3 : Le Groupe Aéroports de Paris en quelques chiffres</text:p>
      <text:p text:style-name="P65"/>
      <text:p text:style-name="P65">Chapitre 2 : Présentation de l'Aéroport Paris Charles de Gaulle</text:p>
      <text:p text:style-name="P67">Section 1 : Quelques données chiffrées</text:p>
      <text:p text:style-name="P67">Section 2 : L'organisation de l'Aéroport Paris Charles de Gaulle</text:p>
      <text:p text:style-name="P67">Section 3: Présentation de mon environnement durant ces six mois de stage</text:p>
      <text:p text:style-name="Standard"><text:span text:style-name="T172">T</text:span><text:span text:style-name="T173">ITRE </text:span><text:span text:style-name="T172">2 : D</text:span><text:span text:style-name="T173">EROULEMENT DU STAGE </text:span><text:span text:style-name="T172">: </text:span><text:span text:style-name="T173">RETOUR D</text:span>’<text:span text:style-name="T173">EXPERIENCE</text:span></text:p>
      <text:p text:style-name="P65"/>
      <text:p text:style-name="P65">Chapitre1 : Analyse des différents travaux demandés et effectués en Environnement et Santé Sécurité au Travail</text:p>
      <text:p text:style-name="P67">Section 1 : Etats des lieux et explication de la réglementation</text:p>
      <text:p text:style-name="P67">Section 2 : La participation aux réunions réseau: une porte d’entrée sur le monde de l’entreprise</text:p>
      <text:p text:style-name="P67">Section 3 : Veille règlementaire et conformité réglementaire</text:p>
      <text:p text:style-name="P67">Section 4 : Études de projet: quand la théorie rencontre la pratique</text:p>
      <text:p text:style-name="P67">Section 5 : Les visites de terrain</text:p>
      <text:p text:style-name="P67"/>
      <text:p text:style-name="P65">Chapitre 2: Les apports de ce stage à l'Aéroport Paris-Charles de Gaulle</text:p>
      <text:p text:style-name="P67">Section 1 : Les apports professionnels</text:p>
      <text:p text:style-name="P67">Section 2: Les apports personnels</text:p>
      <text:p text:style-name="P65"/>
      <text:p text:style-name="P65">Chapitre 3 : Les difficultés rencontrées lors de ces six mois de stage au pôle SMI de l'Aéroport Paris Charles de Gaulle</text:p>
      <text:p text:style-name="P67">Section 1 : Une adaptation rapide dans un monde inconnu</text:p>
      <text:p text:style-name="P67">Section 2: Une absence de temporalité</text:p>
      <text:p text:style-name="P68"/>
      <text:p text:style-name="P105"><text:toc-mark-start text:id="IMark442603400" text:outline-level="1"/>SECONDE PARTIE : MÉMOIRE<text:toc-mark-end text:id="IMark442603400"/></text:p>
      <text:p text:style-name="P92"><text:toc-mark-start text:id="IMark443152952" text:outline-level="2"/>Introduction<text:toc-mark-end text:id="IMark443152952"/></text:p>
      <text:p text:style-name="P3"><text:span text:style-name="T33"><text:tab/></text:span>La biosphère<text:note text:id="ftn1" text:note-class="footnote"><text:note-citation>1</text:note-citation><text:note-body><text:p text:style-name="P117">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8">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19"><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20"><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21">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22">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23">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text:soft-page-break/>intérieur brut<text:note text:id="ftn8" text:note-class="footnote"><text:note-citation>8</text:note-citation><text:note-body><text:p text:style-name="P124"><text:span text:style-name="T50">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25">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26">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27">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8">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29">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30">« Ecosystems and human well-being: Opportunities and challenges for business and Industry », Millennium ecosystem assessment, 2005, p. 3.</text:p><text:p text:style-name="Footnote"/></text:note-body></text:note>. Une forêt, une prairie, une mangrove fournissent des <text:soft-page-break/>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31">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32">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33">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34">LATOUCHE (S.), « Pour une société de décroissance », <text:span text:style-name="T8">Le Monde Diplomatique</text:span>, novembre 2003.</text:p><text:p text:style-name="Footnote"/></text:note-body></text:note>.</text:p>
      <text:p text:style-name="P3"><text:soft-page-break/><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3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36">HUBERT (S.) et al., « Lignes directrices nationales sur la séquence éviter, réduire et compenser les impacts sur les milieux naturels », Ibid., p. 193.</text:p><text:p text:style-name="P33"/></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37">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soft-page-break/><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8"><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39">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82">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40">«<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41">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42"><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5">la mise en place d'une banque de compensation qui est en charge de la préservation ou de la restauration d'un site grâce à des crédits alloués par les opérateurs économiques afin de compenser les impacts de leurs projets ;</text:p>
        </text:list-item>
        <text:list-item>
          <text:p text:style-name="P75">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6">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text:soft-page-break/>banques de compensation, et de nombreux programmes sont mis en place au niveau national et au niveau régional.</text:p>
      <text:p text:style-name="P3"><text:tab/>Le système de compensation aux États-Unis<text:note text:id="ftn27" text:note-class="footnote"><text:note-citation>27</text:note-citation><text:note-body><text:p text:style-name="P143"><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44">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45">«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46">« Standard on Biodiversity Offsets », Business and Biodiversity Offsets Programme (BBOP), <text:span text:style-name="T168">Ibid.</text:span>, pp. 47-55.</text:p><text:p text:style-name="Footnote"/></text:note-body></text:note> est intéressant par l'expérimentation de méthodes d'évaluation des <text:soft-page-break/>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3"/>
      <text:p text:style-name="P106">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47">«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8">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49"><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82">3. L'émergence de la compensation environnementale en Afrique</text:p>
      <text:p text:style-name="P3"><text:soft-page-break/><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50">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4">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51">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9">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52"><text:span text:style-name="footnote_20_reference"><text:span text:style-name="T37"><text:s/></text:span></text:span><text:span text:style-name="T39">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8"><text:soft-page-break/>«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29">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29">Un décret en Conseil d'Etat précise les modalités d'application du présent article.</text:p>
      <text:p text:style-name="P28"><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53">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5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1"/>
      <text:p text:style-name="P115">2. La nouvelle impulsion issue du Droit communautaire</text:p>
      <text:p text:style-name="P21"/>
      <text:p text:style-name="P21"><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55">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text:span><text:soft-page-break/><text:span text:style-name="T8">des objectifs de conservation du site </text:span>»<text:note text:id="ftn40" text:note-class="footnote"><text:note-citation>40</text:note-citation><text:note-body><text:p text:style-name="P156">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57">Code de l'environnement, art. L. 414-4.</text:p><text:p text:style-name="Footnote"/></text:note-body></text:note> .</text:p>
      <text:p text:style-name="P21"/>
      <text:p text:style-name="P115">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8">Code de l'environnement, art. L 411-1 et 411-2.</text:p><text:p text:style-name="Footnote"/></text:note-body></text:note>, pour l’application des procédures de la loi sur l’eau<text:note text:id="ftn43" text:note-class="footnote"><text:note-citation>43</text:note-citation><text:note-body><text:p text:style-name="P159"><text:span text:style-name="T50">C</text:span>ode de l'environnement, art. R. 214-6.</text:p><text:p text:style-name="Footnote"/></text:note-body></text:note> et pour les projets de défrichement<text:note text:id="ftn44" text:note-class="footnote"><text:note-citation>44</text:note-citation><text:note-body><text:p text:style-name="P160">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61">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62">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63">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64">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65">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66">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4">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47">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67">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text:soft-page-break/></text:p>
      <text:p text:style-name="P82">1. Le cadre commun de la compensation</text:p>
      <text:p text:style-name="P3"/>
      <text:p text:style-name="P3"><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68">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text:soft-page-break/>code de l'environnement sont des installations sont les installations dont l'activité impacte la ressource en eau qui ne sont pas par ailleurs des installations classées pour la protection de l'environnement.</text:p>
      <text:p text:style-name="P3"/>
      <text:p text:style-name="P82">2. L'application de règles spécifiques de compensation à des cas particuliers</text:p>
      <text:p text:style-name="P3"/>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text:soft-page-break/>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69"><text:span text:style-name="T50">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170">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71">Les « inspecteurs de l’environnement » sont créés par l<text:span text:style-name="T37">’o</text:span><text:span text:style-name="T39">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76">«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text:soft-page-break/>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tab/>La réponse à cette question n'est pas aisée du fait du cadre éclaté des mesures compensatoires et de leur mise en œuvre effective relativement récente<text:note text:id="ftn57" text:note-class="footnote"><text:note-citation>57</text:note-citation><text:note-body><text:p text:style-name="P17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3" text:outline-level="3"/>
      <text:p text:style-name="P112"><text:toc-mark-start text:id="IMark443153672" text:outline-level="2"/>I. Les moyens au service de la compensation écologique<text:toc-mark-end text:id="IMark443153672"/></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14" text:outline-level="4"/>
      <text:p text:style-name="P110">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8">LIMA (G. B), « Les diverses formes pour la compensation dans la protection juridique de l’environnement : un défi pour l’épistémologie juridique », <text:span text:style-name="T7">ACDI</text:span><text:span text:style-name="T40">-Anuario Colombiano</text:span><text:span text:style-name="T7"> de</text:span><text:span text:style-name="T40">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79">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8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81">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39"><text:span text:style-name="T126">Il existerait peu de retours d'expérience et aucune consultation scientifique sur la notion d'équivalence écologique selon Marthe LUCAS et Anne GERRERO. In, NÉOUZE (B.), « La compensation écologique, une double peine pour l'agriculture », </text:span><text:span text:style-name="T127">Réussir grandes cultures</text:span><text:span text:style-name="T126">,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81">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82">«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8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8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85">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8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47"> »</text:span><text:span text:style-name="T47"><text:note text:id="ftn68" text:note-class="footnote"><text:note-citation>68</text:note-citation><text:note-body><text:p text:style-name="P187">Code forestier, Art. L. 341-6.</text:p><text:p text:style-name="Footnote"/></text:note-body></text:note></text:span><text:span text:style-name="T47">. Dans ce cadre, l</text:span><text:span text:style-name="T48">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3">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0"><text:tab/>La compensation écologique consiste principalement en trois types de mesures : les mesures de restauration ou de réhabilitation ; les mesures de préservation et de mise en valeur et les mesures de création.</text:p>
      <text:p text:style-name="P20"><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0"/>
      <text:p text:style-name="P20"><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89">Philippe BILLET souligne que la notion d’équilibre <text:span text:style-name="T125">apparaît</text:span> à <text:span text:style-name="T125">plusieurs</text:span> reprise<text:span text:style-name="T125">s</text:span> dan<text:span text:style-name="T125">s</text:span> la Charte de l’environnement, d’une part dans son préambule, à propos des « <text:span text:style-name="T7">équilibres naturels [qui] ont conditionné l'émergence de l'humanité</text:span> », d’autre part à l’article 1<text:span text:style-name="T41">er</text:span> déterminant que « c<text:bookmark text:name="_GoBack"/><text:span text:style-name="T7">hacun a le droit de vivre dans un environnement équilibré et respectueux de la santé</text:span> », <text:span text:style-name="T125">In. 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0"/>
      <text:p text:style-name="P83">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2"><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90"><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4"><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91">STERN (N.). <text:span text:style-name="T1">2008. "The Economics of Climate Change." </text:span><text:span text:style-name="T26">American Economic Review</text:span><text:span text:style-name="T23">, 98(2): 1-37, 45 p.</text:span></text:p><text:p text:style-name="P32"/></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2"><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92">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93">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94"><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3">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95"><text:span text:style-name="T50">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96"><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9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47"> des mesures par essence écologiques. Les mesures compensatoires sont également des </text:span></text:span><text:span text:style-name="st"><text:span text:style-name="T48">outils</text:span></text:span><text:span text:style-name="st"><text:span text:style-name="T47"> éminemment léga</text:span></text:span><text:span text:style-name="st"><text:span text:style-name="T48">ux, s'inscrivant dans le cadre de procédures réglementaires d'autorisation.</text:span></text:span></text:p>
      <text:p text:style-name="P116"/>
      <text:p text:style-name="P85"><text:bookmark-start text:name="__RefHeading__6909_869735232"/>B. Les outils juridiques au service de la compensation<text:bookmark-end text:name="__RefHeading__6909_869735232"/></text:p>
      <text:p text:style-name="P2"><text:soft-page-break/></text:p>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81">1. L'importance préalable de l'étude d'impact environnemental</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47">sidère à ce titre que l'étude revêt une importan</text:span>ce centrale pour la préservation de la biodiversité et des ressources naturelles<text:note text:id="ftn79" text:note-class="footnote"><text:note-citation>79</text:note-citation><text:note-body><text:p text:style-name="P198"><text:span text:style-name="T34">Le Conseil National de la Protection de la nature (CNPN) considère que l’« </text:span><text:span text:style-name="T44">un des facteurs clé d’amélioration de l’efficacité des compensations réside dans la qualité des études d’impact</text:span><text:span text:style-name="T43"> ». In. </text:span><text:span text:style-name="T34">« Préserver la biodiversité et les ressources naturelles », </text:span><text:span text:style-name="T35">Recommandations du Conseil National de la protection de la nature concernant le rapport du GROUPE 2 du Grenelle de l’environnement</text:span><text:span text:style-name="T34">, Réunion du CNPN du 17 août 2007, p. 4. </text:span><text:a xlink:type="simple" xlink:href="http://droitnature.free.fr/pdf/Grenelle/Avis_CNPN.pdf"><text:span text:style-name="T45">http://droitnature.free.fr/pdf/Grenelle/Avis_CNPN.pdf</text:span></text:a><text:span text:style-name="T45"> </text:span></text:p><text:p text:style-name="Footnote"/></text:note-body></text:note>.</text:p>
      <text:p text:style-name="P25">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9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00">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20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0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0">doit</text:span> comprendre certains éléments <text:span text:style-name="T47">tel</text:span><text:span text:style-name="T48">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47"><text:tab/>L</text:span><text:span text:style-name="T48">a rubrique de l'étude d'impact consacrée à l</text:span><text:span text:style-name="T47">'analyse des effets sur l'environnement est également importante </text:span><text:span text:style-name="T48">dans la mesure où elle </text:span><text:span text:style-name="T47">comprend une </text:span><text:span text:style-name="T48">évaluation</text:span><text:span text:style-name="T47"> </text:span><text:span text:style-name="T48">d</text:span><text:span text:style-name="T47">es conséquences </text:span><text:span text:style-name="T48">du projet </text:span><text:span text:style-name="T47">sur le milieu naturel. Les scenarii majorants sont retenus </text:span><text:span text:style-name="T48">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203">CE, 20 avr. 2012, n° 327283. Le juge administratif considère que l’étude d’impact ne doit pas nécessairement définir les mesures de compensation, dès lors qu’elle renvoie à des études ultérieures.</text:p><text:p text:style-name="Footnote"/></text:note-body></text:note>. <text:span text:style-name="T131">Une telle pratique rend cependant la délivrance d'une autorisation moins certaine</text:span><text:span text:style-name="T131"><text:note text:id="ftn85" text:note-class="footnote"><text:note-citation>85</text:note-citation><text:note-body><text:p text:style-name="Footnote"><text:span text:style-name="Default_20_Paragraph_20_Font"><text:span text:style-name="T102">Le juge administratif veille à la rigueur des mesures compensatoires. Ains</text:span></text:span><text:span text:style-name="Default_20_Paragraph_20_Font"><text:span text:style-name="T103">i u</text:span></text:span><text:span text:style-name="Default_20_Paragraph_20_Font"><text:span text:style-name="T102">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1">rib</text:span></text:span><text:span text:style-name="Default_20_Paragraph_20_Font"><text:span text:style-name="T102">unal </text:span></text:span><text:span text:style-name="Default_20_Paragraph_20_Font"><text:span text:style-name="T101">adm</text:span></text:span><text:span text:style-name="Default_20_Paragraph_20_Font"><text:span text:style-name="T102">inistratif d'</text:span></text:span><text:span text:style-name="Default_20_Paragraph_20_Font"><text:span text:style-name="T101"> Amiens, 20 novembre 1992, Assoc</text:span></text:span><text:span text:style-name="Default_20_Paragraph_20_Font"><text:span text:style-name="T102">iation</text:span></text:span><text:span text:style-name="Default_20_Paragraph_20_Font"><text:span text:style-name="T101"> Aisne-Environnement, </text:span></text:span><text:span text:style-name="Default_20_Paragraph_20_Font"><text:span text:style-name="T105">Revue juridique de l’environnement </text:span></text:span><text:span text:style-name="Default_20_Paragraph_20_Font"><text:span text:style-name="T101">1993</text:span></text:span><text:span text:style-name="Default_20_Paragraph_20_Font"><text:span text:style-name="T104">/</text:span></text:span><text:span text:style-name="Default_20_Paragraph_20_Font"><text:span text:style-name="T101">4, p. 577</text:span></text:span><text:span text:style-name="Default_20_Paragraph_20_Font"><text:span text:style-name="T102">).</text:span></text:span></text:p><text:p text:style-name="P38"><text:span text:style-name="Default_20_Paragraph_20_Font"><text:span text:style-name="T130"/></text:span></text:p></text:note-body></text:note></text:span><text:span text:style-name="T131">.</text:span></text:p>
      <text:p text:style-name="P2"><text:tab/>Enfin, la méthodologie sur laquelle s'est basée l'étude d'impact pour décrire l'état initial du site et les effets doit être justifiée par le maître d'ouvrage.</text:p>
      <text:p text:style-name="P25">Les projets de travaux, d'ouvrages ou d'aménagements soumis de façon systématique à la <text:soft-page-break/>réalisation d'une étude d'impact donnent lieu à la réalisation d’une enquête publique<text:note text:id="ftn86" text:note-class="footnote"><text:note-citation>86</text:note-citation><text:note-body><text:p text:style-name="P20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205"><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206">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text:soft-page-break/>de telles installations comprend un document d’incidences<text:note text:id="ftn89" text:note-class="footnote"><text:note-citation>89</text:note-citation><text:note-body><text:p text:style-name="P20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8">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09">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1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11"><text:span text:style-name="T46">Voir CJUE, 3</text:span><text:span text:style-name="T42">e</text:span><text:span text:style-name="T46">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6">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12">Conseil d’Etat, 13 déc. 2013, n° 349541.</text:p><text:p text:style-name="Footnote"/></text:note-body></text:note>. </text:p>
      <text:p text:style-name="P26"><text:span text:style-name="T51">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9">nécessaire à condition qu'elle regroupe le contenu des deux autre études environnementale</text:span><text:span text:style-name="T47"><text:note text:id="ftn95" text:note-class="footnote"><text:note-citation>95</text:note-citation><text:note-body><text:p text:style-name="P213">Code de l'environnement, art. R. 214-6 ; R. 214-32 et R. 414-22.</text:p><text:p text:style-name="Footnote"/></text:note-body></text:note></text:span><text:span text:style-name="T49">.</text:span></text:p>
      <text:p text:style-name="P25"><text:soft-page-break/>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7"><text:span text:style-name="T131">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1"><text:note text:id="ftn96" text:note-class="footnote"><text:note-citation>96</text:note-citation><text:note-body><text:p text:style-name="P224"><text:span text:style-name="T19">Les mesures compensatoires pour la biodiversité – Principes et projet de mise en œuvre en Région PACA, </text:span><text:span text:style-name="T90">Direction régionale de l'environnement Provence-Alpes-Côte-d'Azur, 2009,</text:span> p. 22.</text:p><text:p text:style-name="P224"/></text:note-body></text:note></text:span><text:span text:style-name="T131">.</text:span></text:p>
      <text:p text:style-name="P2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5">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8"><text:span text:style-name="T36">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6">.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14">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1">Ceci est possible</text:span> par la maîtrise foncière du site pendant suffisamment longtemps pour assurer la bonne réalisation de la compensation. Cela suppose <text:span text:style-name="T131">également la mise </text:span>en œuvre des mesures de gestion.</text:p>
      <text:p text:style-name="P2"/>
      <text:p text:style-name="P80">2.1. Les mécanismes de maîtrise foncière</text:p>
      <text:p text:style-name="P10"/>
      <text:p text:style-name="P2"><text:soft-page-break/><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72"><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15">Code général des collectivités territoriales, article L. 4221-3.</text:p><text:p text:style-name="P32"/></text:note-body></text:note> ainsi que l’avis des Chambres d'agriculture lorsque l'opération entraîne la réduction des espaces agricoles ou forestiers<text:note text:id="ftn100" text:note-class="footnote"><text:note-citation>100</text:note-citation><text:note-body><text:p text:style-name="P216">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2"><text:tab/>Le bail rural à clauses environnementales est un bail rural classique, c'est-à-dire qu'il <text:soft-page-break/>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1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47">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100">2.2. Les mécanismes de gestion</text:p>
      <text:p text:style-name="P36"/>
      <text:p text:style-name="P6"><text:span text:style-name="T131"><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artificielle susceptible de les dégrader </text:span><text:span text:style-name="T131">»</text:span><text:span text:style-name="T131"><text:note text:id="ftn102" text:note-class="footnote"><text:note-citation>102</text:note-citation><text:note-body><text:p text:style-name="P46">Code de l'environnement, art. L. 332-1 et suivants.</text:p><text:p text:style-name="P46"/></text:note-body></text:note></text:span><text:span text:style-name="T131"> ; les réserves naturelles régionales mises en places pour </text:span><text:soft-page-break/><text:span text:style-name="T131">la protection de la faune, de la flore, ou des milieux naturels, par délibération du conseil régional</text:span><text:span text:style-name="T131"><text:note text:id="ftn103" text:note-class="footnote"><text:note-citation>103</text:note-citation><text:note-body><text:p text:style-name="P50">Code de l'environnement, art. L. 332-1 et suivants.</text:p></text:note-body></text:note></text:span><text:span text:style-name="T131"> ; <text:s/>les réserves nationales de chasse et de faune sauvage ; les réserves biologiques domaniales ; les réserves biologiques forestières ; etc.</text:span></text:p>
      <text:p text:style-name="P6"><text:tab/><text:span text:style-name="T132">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6">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13"><text:toc-mark-start text:id="IMark443129176" text:outline-level="2"/>II. <text:span text:style-name="T68">Intérêts</text:span> et limites de la compensation<text:toc-mark-end text:id="IMark443129176"/></text:p>
      <text:p text:style-name="P34"/>
      <text:p text:style-name="P34"><text:tab/><text:span text:style-name="T68">Les mécanismes de compensation environnementale suscitent des réactions ambivalentes. En France, les mesures compensatoires ont longtemps été insuffisamment mises en œuvre. La publication de </text:span><text:span text:style-name="T9">Lignes directrices </text:span><text:span text:style-name="T70">par le Ministère en charge de l'environnement en octobre 2013, visait à répondre à certaines critiques en proposant une Doctrine nationale facilitant leur réalisation. </text:span></text:p>
      <text:p text:style-name="P34"><text:span text:style-name="T70"><text:tab/>L'exercice consistant à faire le bilan des mesures compensatoires est délicat. En effet, la compensation environnementale </text:span><text:span text:style-name="T71">est</text:span><text:span text:style-name="T70"> censé</text:span><text:span text:style-name="T71">e</text:span><text:span text:style-name="T70"> produire des résultats à long terme. Il pourrait donc sembler prématuré de conclure sur l'efficacité des mécanismes de compensation </text:span><text:span text:style-name="T71">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11">A. Les avantages de la compensation environnementale</text:p>
      <text:p text:style-name="P37"/>
      <text:p text:style-name="P12"><text:tab/><text:span text:style-name="T97">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98">Le programme de compensation biodiversité et entreprises</text:span><text:span text:style-name="T98"><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98"> <text:s/>met en avant dix principes de la compensation environnementale qui témoignent, au niveau mondial, des intérêts du développement de cette pratique</text:span><text:span text:style-name="T98"><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98">. Il s'agit de :</text:span></text:p>
      <text:list xml:id="list8934367867770064954" text:style-name="L1">
        <text:list-item>
          <text:p text:style-name="P77">atteindre un résultat de non perte nette de biodiversité ;</text:p>
        </text:list-item>
        <text:list-item>
          <text:p text:style-name="P77">tendre vers un gain de biodiversité ;</text:p>
        </text:list-item>
        <text:list-item>
          <text:p text:style-name="P77">respecter la hiérarchie des mesures d'atténuation (éviter, réduire, compenser) ;</text:p>
        </text:list-item>
        <text:list-item>
          <text:p text:style-name="P77">poser des limites au principe de compensation ;</text:p>
        </text:list-item>
        <text:list-item>
          <text:p text:style-name="P77">prendre en compte le contexte local ;</text:p>
        </text:list-item>
        <text:list-item>
          <text:p text:style-name="P77"><text:soft-page-break/>faire participer l'ensemble des parties prenantes ;</text:p>
        </text:list-item>
        <text:list-item>
          <text:p text:style-name="P77">mettre en œuvre une mesure de compensation de façon justifiée, équilibrée et équitable ;</text:p>
        </text:list-item>
        <text:list-item>
          <text:p text:style-name="P77">fixer un objectif de résultats sur du long terme ;</text:p>
        </text:list-item>
        <text:list-item>
          <text:p text:style-name="P77">être transparent et communiquer ses résultats :</text:p>
        </text:list-item>
        <text:list-item>
          <text:p text:style-name="P77">respecter les savoirs-faire traditionnels lors de la mise en place des mesures de compensation.</text:p>
        </text:list-item>
      </text:list>
      <text:p text:style-name="P12"><text:span text:style-name="T98"><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2">, le</text:span><text:span text:style-name="T73">s projets environnementaux bénéficient de nouveaux moyens de financement (2.).</text:span></text:p>
      <text:p text:style-name="P12"/>
      <text:p text:style-name="P89"><text:span text:style-name="T74">1</text:span><text:span text:style-name="T69">. </text:span><text:span text:style-name="T75">La meilleure prise en compte de l'environnement par le porteur de projet</text:span></text:p>
      <text:p text:style-name="P13"/>
      <text:p text:style-name="P13"><text:span text:style-name="T75"><text:tab/></text:span><text:span text:style-name="T76">La mise en œuvre par les pétitionnaire</text:span><text:span text:style-name="T77">s</text:span><text:span text:style-name="T76"> de la séquence « éviter, réduire, compenser » dans le cadre de leurs projets, validée par l'administration</text:span><text:span text:style-name="T76"><text:note text:id="ftn106" text:note-class="footnote"><text:note-citation>106</text:note-citation><text:note-body><text:p text:style-name="P40">L<text:span text:style-name="T99">'insertion de mesures compensatoires dans un projet ne permet pas la validation automatique d'un projet.</text:span></text:p><text:p text:style-name="P40"/></text:note-body></text:note></text:span><text:span text:style-name="T76">, permet indéniablement une meilleure prise en compte de l'environnement, en particulier de la biodiversité par le pétitionnaire. </text:span></text:p>
      <text:p text:style-name="P12"/>
      <text:p text:style-name="P91">1.1. Les intérêts de la compensation dans le cadre des études environnementales</text:p>
      <text:p text:style-name="P12"/>
      <text:p text:style-name="P12"><text:span text:style-name="T76"><text:tab/>Les mesures compensatoires sont une formalité obligatoire pour tout projet soumis à étude d'impact. Si </text:span><text:span text:style-name="T78">l'étude d'impact ne porte pas de caractère </text:span><text:span text:style-name="T77">réglementaire</text:span><text:span text:style-name="T78">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78"> »</text:span><text:span text:style-name="T78"><text:note text:id="ftn107" text:note-class="footnote"><text:note-citation>107</text:note-citation><text:note-body><text:p text:style-name="Footnote"><text:span text:style-name="T100">C</text:span><text:span text:style-name="T106">'est le cas par exemple de l’arrêté du 17 juin 2014 autorisant la société Buty Décehts spéciaux à exploiter un centre de transit et de regroupement de déchets industriels dangereux situés 5, rue Francine Fromont, zone </text:span><text:span text:style-name="T107">indu1strielle</text:span><text:span text:style-name="T106"> Est à Vaulx-en-Velin. </text:span><text:a xlink:type="simple" xlink:href="http://www.rhone.gouv.fr/content/download/15544/83586/file/AA%20BUTY%20DECHETS%20SPECIAUX.pdf">http://www.rhone.gouv.fr/content/download/15544/83586/file/AA%20BUTY%20DECHETS%20SPECIAUX.pdf</text:a></text:p></text:note-body></text:note></text:span><text:span text:style-name="T78">. </text:span><text:span text:style-name="T77">Les études environnementales figurent au titre de ces dossiers. </text:span><text:span text:style-name="T79">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79">compensatoires proposées par le pétitionnaire, celle qui est jugée la efficace. </text:span><text:span text:style-name="T80">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0"><text:note text:id="ftn108" text:note-class="footnote"><text:note-citation>108</text:note-citation><text:note-body><text:p text:style-name="P40">Conseil d'Etat, 10 juin 1983, n° 46877, Recueil Lebon, pp. 255-256.</text:p><text:p text:style-name="P40"/></text:note-body></text:note></text:span><text:span text:style-name="T80">. Cette reconnaissance jurisprudentielle de l'importance des mesures compensatoires s'est accompagnée d'une progressive reconnaissance réglementaire </text:span><text:span text:style-name="T81">(</text:span><text:span text:style-name="T12">cf. infra</text:span><text:span text:style-name="T81">).</text:span><text:span text:style-name="T79"> </text:span><text:span text:style-name="T12">A fortiori</text:span><text:span text:style-name="T77">, </text:span><text:span text:style-name="T81">comme nous l'avons vu précédemment, </text:span><text:span text:style-name="T77">le processus de validation et de mise en œuvre </text:span><text:span text:style-name="T81">des mesures compensatoires est souvent </text:span><text:span text:style-name="T77">réalisé dans le cadre de procédures successives. Le contenu de la mesure compensatoire est </text:span><text:span text:style-name="T82">alors revu plusieurs fois par les autorités administratives.</text:span></text:p>
      <text:p text:style-name="P12"><text:tab/><text:span text:style-name="T119">On distingue habituellement deux types d'obligation, les obligations de moyens et les obligations de résultats</text:span><text:span text:style-name="T119"><text:note text:id="ftn109" text:note-class="footnote"><text:note-citation>109</text:note-citation><text:note-body><text:p text:style-name="P4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1"/></text:note-body></text:note></text:span><text:span text:style-name="T119">. Dans le cadre des premières, le débiteur de l'obligation s'engage à <text:s/>mettre en œuvre, </text:span><text:span text:style-name="T13">in abstracto</text:span><text:span text:style-name="T83">, pour</text:span><text:span text:style-name="T119">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19"> »</text:span><text:span text:style-name="T119"><text:note text:id="ftn110" text:note-class="footnote"><text:note-citation>110</text:note-citation><text:note-body><text:p text:style-name="P42">Analyse des mesures compensatoires aux atteintes au patrimoine naturel – Receuil et analyse de cas<text:span text:style-name="T69">, pour le ministère de l'écologie, de l'énergie, du développement durable et de la mer, Enviroscop – CERE – Cogreah – In vivo, 2010, p. 37.</text:span></text:p><text:p text:style-name="P218"/></text:note-body></text:note></text:span><text:span text:style-name="T119">.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19">[humides] </text:span><text:span text:style-name="T13">détruites</text:span><text:span text:style-name="T119"> »</text:span><text:span text:style-name="T119"><text:note text:id="ftn111" text:note-class="footnote"><text:note-citation>111</text:note-citation><text:note-body><text:p text:style-name="P43"><text:span text:style-name="T120">L'arrêté dispose également qu'une </text:span><text:span text:style-name="T56">« </text:span><text:span text:style-name="T58">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6"> ». </text:span><text:span text:style-name="T62">In, A</text:span><text:span text:style-name="T56">rrêté interpréfectoral Bas-Rhin Moselle du 2 novembre 2009 portant autorisation de réalisation des travaux de la LGV est européenne – Unité Hydrographique <text:s/>de la Zorn </text:span><text:span text:style-name="T62">; cité par </text:span><text:span text:style-name="T57">Analyse des mesures compensatoires aux atteintes au patrimoine naturel – Receuil et analyse de cas</text:span><text:span text:style-name="T53">, pour le ministère de l'écologie, de l'énergie, du développement durable et de la mer, Enviroscop – CERE – Cogreah – In vivo, 2010, p. 37.</text:span></text:p><text:p text:style-name="P219"/></text:note-body></text:note></text:span><text:span text:style-name="T119">.</text:span><text:tab/></text:p>
      <text:p text:style-name="P78"><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1">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1"> »</text:span><text:span text:style-name="T121"><text:note text:id="ftn112" text:note-class="footnote"><text:note-citation>112</text:note-citation><text:note-body><text:p text:style-name="P47">HUBERT (S.) et al., « Lignes directrices nationales sur la séquence éviter, réduire et compenser les impacts sur les milieux naturels », Ibid., p. 97.</text:p></text:note-body></text:note></text:span><text:span text:style-name="T121">. Cet objectif est atteint grâce à l'équivalence écologique déterminée par les services instructeurs.</text:span></text:p>
      <text:p text:style-name="P12"/>
      <text:p text:style-name="P91">1.2. <text:span text:style-name="T122">L’intérêt de l'équivalence écologique en tant qu'outil de conciliation de l'écologie et de l'économie</text:span></text:p>
      <text:p text:style-name="P14"/>
      <text:p text:style-name="P12"><text:tab/><text:span text:style-name="T122">À travers l'application de l'équivalence écologique, les mesures compensatoires permettent de dépasser l'opposition entre des intérêts </text:span><text:span text:style-name="T15">a priori </text:span><text:span text:style-name="T84">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4">.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3">L</text:span>e plus abouti. <text:span text:style-name="T124">L'article L. 341-6 du Code forestier dispose :</text:span></text:p>
      <text:p text:style-name="P30"><text:span text:style-name="T69">« </text:span>L'autorité administrative compétente de l'Etat peut subordonner son autorisation au respect d'une ou plusieurs des conditions suivantes : [...]</text:p>
      <text:p text:style-name="P31"><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5">». </text:span></text:p>
      <text:p text:style-name="P97"><text:tab/></text:p>
      <text:p text:style-name="P35"><text:span text:style-name="T85"><text:tab/></text:span><text:span text:style-name="T86">U</text:span><text:span text:style-name="T85">n défrichement </text:span><text:span text:style-name="T86">consiste en une </text:span><text:span text:style-name="T85">opération volontaire </text:span><text:span text:style-name="T84">entraînant</text:span><text:span text:style-name="T85"> directement ou indirectement la destruction de l'état voisé d'un terrain. Une opération de défrichement doit <text:s/>obtenir une autorisation préalable. </text:span><text:span text:style-name="T84">La réalisation de mesures de reboisement n'est pas obligatoire. Il s'agit d'une prescription qui peut être discrétionnairement imposée par </text:span><text:span text:style-name="T86">le préfet dans le cadre de son arrêté d'autorisation de défrichement</text:span><text:span text:style-name="T84">. Lorsque le défrichement implique la réalisation de mesures compensatoires, le ratio </text:span><text:span text:style-name="T86">qui doit être </text:span><text:span text:style-name="T84">appliqu</text:span><text:span text:style-name="T86">é</text:span><text:span text:style-name="T84"> </text:span><text:span text:style-name="T86">est</text:span><text:span text:style-name="T84"> compris entre deux et cinq fois la superficie de la surface déboisée. En outre, le Préfet </text:span><text:span text:style-name="T86">dispose de la possibilité légale </text:span><text:span text:style-name="T84">d'imposer </text:span><text:span text:style-name="T87">que les mesures compensatoires soient réalisées de manière connexe au site impacté, dans des conditions écologiques et sociales comparables.</text:span><text:span text:style-name="T84"> </text:span><text:span text:style-name="T86">Ces dispositions légales témoignent de l’intérêt des mesures compensatoires pour la préservation des espaces boisés.</text:span></text:p>
      <text:p text:style-name="P35"/>
      <text:p text:style-name="P35"><text:span text:style-name="T86"><text:tab/>Les mesures compensatoires </text:span><text:span text:style-name="T88">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3"><text:tab/></text:span></text:p>
      <text:p text:style-name="P12"/>
      <text:p text:style-name="P90">2. La compensation environnementale comme opportunité de financement de la conservation environnementale</text:p>
      <text:p text:style-name="P15"><text:tab/></text:p>
      <text:p text:style-name="P16"><text:span text:style-name="T63"><text:tab/></text:span><text:span text:style-name="T64">Les mesures dites d'accompagnement ont vocation à renforcer les mesures compensatoires. Elles ne sont pas des mesures obligatoires, mais sont appréciées de l'administration qui leur accorde une importance particulière</text:span><text:span text:style-name="T64"><text:note text:id="ftn113" text:note-class="footnote"><text:note-citation>113</text:note-citation><text:note-body><text:p text:style-name="P44">Les mesures compensatoires pour la biodiversité : la stratégie de la DIREN PACA », Direction régionale de l'environnement Provence-Alpes-Côte d'Azur, Aix-En-Provence, 18 septembre 2008, p. 10.</text:p></text:note-body></text:note></text:span><text:span text:style-name="T64">. </text:span><text:span text:style-name="T65">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5"><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5"><text:note text:id="ftn114" text:note-class="footnote"><text:note-citation>114</text:note-citation><text:note-body><text:p text:style-name="P45"><text:span text:style-name="T59">Analyse des mesures compensatoires aux atteintes au patrimoine naturel – </text:span><text:span text:style-name="T60">Recueil</text:span><text:span text:style-name="T59"> et analyse de cas</text:span><text:span text:style-name="T54">, pour le ministère de l'écologie, de l'énergie, du développement durable et de la mer, Enviroscop – CERE – Cogreah – In vivo, 2010, </text:span><text:span text:style-name="T55">p. 99.</text:span></text:p><text:p text:style-name="P220"/></text:note-body></text:note></text:span><text:span text:style-name="T65">.</text:span></text:p>
      <text:p text:style-name="P4"><text:span text:style-name="T65"><text:tab/></text:span><text:span text:style-name="T66">Les mesures d'accompagnement peuvent également donné lieu au prélèvement puis à la </text:span><text:span text:style-name="T67">réintroduction</text:span><text:span text:style-name="T66"> d'espèces, après leur multiplication </text:span><text:span text:style-name="T61">in vitro</text:span><text:span text:style-name="T52">. La phase de multiplication est ici importante pour la qualification de mesure d'accompagnement. Philippe BILLET nous rappelle que le déplacement d'espèces est constitutif d'une mesure compensatoire</text:span><text:span text:style-name="T52"><text:note text:id="ftn115" text:note-class="footnote"><text:note-citation>115</text:note-citation><text:note-body><text:p text:style-name="P49"><text:span text:style-name="T125">BILLET (P.), « La prise en compte de la faune sauvage dans le cadre des procédures d'aménagement, de gestion et d'occupation de l'espace : réalités d'une apparence juridique », </text:span><text:span text:style-name="T17">Nature Sciences Société</text:span><text:span text:style-name="T89"> </text:span><text:span text:style-name="T17">14</text:span><text:span text:style-name="T89">, 2006, <text:s/>pp. 13-21.</text:span> p. 14.</text:p><text:p text:style-name="P48"/></text:note-body></text:note></text:span><text:span text:style-name="T52">. Ce type de mesure est mis en place pour des espèces d'un intérêt exceptionnel en raison des coûts en œuvre et des probabilités de réussite</text:span><text:span text:style-name="T52"><text:note text:id="ftn116" text:note-class="footnote"><text:note-citation>116</text:note-citation><text:note-body><text:p text:style-name="P225"><text:span text:style-name="T19">Les mesures compensatoires pour la biodiversité – Principes et projet de mise en œuvre en Région PACA, </text:span><text:span text:style-name="T90">Direction régionale de l'environnement Provence-Alpes-Côte-d'Azur, 2009, p.</text:span> 24.</text:p><text:p text:style-name="P225"/></text:note-body></text:note></text:span><text:span text:style-name="T52">.</text:span></text:p>
      <text:p text:style-name="P98"><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8"/>
      <text:p text:style-name="P94"><text:span text:style-name="T162">B. Les difficultés de compensation environnementale</text:span></text:p>
      <text:p text:style-name="P76"/>
      <text:p text:style-name="P76"><text:span text:style-name="T133"><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5">supercherie</text:span></text:span><text:span text:style-name="Footnote_20_Reference"><text:span text:style-name="T135"><text:note text:id="ftn0" text:note-class="footnote"><text:note-citation>117</text:note-citation><text:note-body><text:p text:style-name="P235"><text:s/>XXXXXXXXXXXXXX ?????</text:p><text:p text:style-name="P232"/></text:note-body></text:note></text:span></text:span><text:span text:style-name="T133">. Philippe BILLET craint pour sa part que la compensation environnementale soit un « </text:span><text:span text:style-name="Default_20_Paragraph_20_Font"><text:span text:style-name="T135">alibis justifiant la réalisation</text:span></text:span><text:span text:style-name="T133"> » des </text:span><text:soft-page-break/><text:span text:style-name="T133">projets</text:span><text:span text:style-name="Footnote_20_Reference"><text:span text:style-name="T133"><text:note text:id="ftn117" text:note-class="footnote"><text:note-citation>118</text:note-citation><text:note-body><text:p text:style-name="P223"><text:span text:style-name="T90">BILLET (P.), « La prise en compte de la faune sauvage dans le cadre des procédures d'aménagement, de gestion et d'occupation de l'espace : réalités d'une apparence juridique »</text:span><text:span text:style-name="T19">, Natures Sciences Sociétés 14</text:span><text:span text:style-name="T90">, 2006, p.</text:span> 18.</text:p><text:p text:style-name="P231"/></text:note-body></text:note></text:span></text:span><text:span text:style-name="T133">.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6"/>
      <text:p text:style-name="P87"><text:span text:style-name="T137">1. </text:span>Les limites méthodologiques des mesures compensatoires</text:p>
      <text:p text:style-name="P76"/>
      <text:p text:style-name="P76"><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6"/>
      <text:p text:style-name="P79"><text:span text:style-name="T137">1.1. </text:span>Les problèmes éthiques de la compensation environnementale</text:p>
      <text:p text:style-name="P76"/>
      <text:p text:style-name="P76"><text:span text:style-name="Default_20_Paragraph_20_Font"><text:span text:style-name="T134"><text:tab/>La compensation environnementale </text:span></text:span><text:span text:style-name="Default_20_Paragraph_20_Font"><text:span text:style-name="T136">ex ante</text:span></text:span><text:span text:style-name="Default_20_Paragraph_20_Font"><text:span text:style-name="T134">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6">droit de détruire</text:span></text:span><text:span text:style-name="Default_20_Paragraph_20_Font"><text:span text:style-name="T134">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4"><text:note text:id="ftn118" text:note-class="footnote"><text:note-citation>119</text:note-citation><text:note-body><text:p text:style-name="Footnote"><text:span text:style-name="T138"><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38">http://www.college-de-france.fr/site/philippe-descola/#course</text:span></text:span></text:a><text:span text:style-name="T138"> </text:span></text:p><text:p text:style-name="P234"/></text:note-body></text:note></text:span></text:span><text:span text:style-name="Default_20_Paragraph_20_Font"><text:span text:style-name="T134">. Certains auteurs dénoncent le fait que la restauration de telle peinture ne saurait justifier la dégradation de telle autre dans la mesure de l’unicité de chaque œuvre</text:span></text:span><text:span text:style-name="Footnote_20_Reference"><text:span text:style-name="T134"><text:note text:id="ftn119" text:note-class="footnote"><text:note-citation>120</text:note-citation><text:note-body><text:p text:style-name="P229"><text:s/>RETROUVER LA RÉFÉRENCE !!!</text:p><text:p text:style-name="P232"/></text:note-body></text:note></text:span></text:span><text:span text:style-name="Default_20_Paragraph_20_Font"><text:span text:style-name="T134">. Cela renvoie au concept de fongibilité</text:span></text:span><text:span text:style-name="Footnote_20_Reference"><text:span text:style-name="T134"><text:note text:id="ftn120" text:note-class="footnote"><text:note-citation>121</text:note-citation><text:note-body><text:p text:style-name="Footnote"><text:span text:style-name="T138"><text:s/></text:span><text:span text:style-name="Default_20_Paragraph_20_Font"><text:span text:style-name="T139">Notons que la Nature est appréhendée par le droit comme une </text:span></text:span><text:span text:style-name="Default_20_Paragraph_20_Font"><text:span text:style-name="T140">res comunis</text:span></text:span><text:span text:style-name="Default_20_Paragraph_20_Font"><text:span text:style-name="T139">, une chose commune qui n’appartient à personne et dont l’usage est commun à tous (Code civil, Art. 714).</text:span></text:span></text:p><text:p text:style-name="P232"/></text:note-body></text:note></text:span></text:span><text:span text:style-name="Default_20_Paragraph_20_Font"><text:span text:style-name="T134"> utilisé pour établir des équivalences écologiques. Notons, qu’une telle critique est moins pertinente pour les mécanismes compensatoires </text:span></text:span><text:span text:style-name="Default_20_Paragraph_20_Font"><text:span text:style-name="T136">ex poste </text:span></text:span><text:span text:style-name="Default_20_Paragraph_20_Font"><text:span text:style-name="T134">issus de la loi relative à la responsabilité environnementale.</text:span></text:span></text:p>
      <text:p text:style-name="P76"><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6"><text:span text:style-name="Default_20_Paragraph_20_Font"><text:span text:style-name="T134"><text:tab/>Le fait de donner une valeur étalon à la biodiversité également pose des questions éthiques. Depuis le célèbre arrêt Ville nouvelle-Est rendu par le Conseil d’Etat en 1971</text:span></text:span><text:span text:style-name="Footnote_20_Reference"><text:span text:style-name="T134"><text:note text:id="ftn121" text:note-class="footnote"><text:note-citation>122</text:note-citation><text:note-body><text:p text:style-name="Footnote"><text:span text:style-name="T143"><text:s/></text:span><text:span text:style-name="Default_20_Paragraph_20_Font"><text:span text:style-name="T144">Conseil d’Etat, 28 mai 1971, Rec. p. 409.</text:span></text:span></text:p><text:p text:style-name="P233"/></text:note-body></text:note></text:span></text:span><text:span text:style-name="Default_20_Paragraph_20_Font"><text:span text:style-name="T134">, l’application de la « théorie du bilan » a rarement donné lieu à l’annulation de de déclarations d’utilités publique pour des travaux d’intérêt national. </text:span></text:span><text:span text:style-name="T133">« Son application n'a jusqu'alors fait obstacle qu'à des projets de faible importance ou de dimension folklorique » pour Philippe CHRESTIA</text:span><text:span text:style-name="Footnote_20_Reference"><text:span text:style-name="T133"><text:note text:id="ftn122" text:note-class="footnote"><text:note-citation>123</text:note-citation><text:note-body><text:p text:style-name="Footnote"><text:span text:style-name="T138"><text:s/></text:span><text:span text:style-name="Default_20_Paragraph_20_Font"><text:span text:style-name="T139">Philippe CHRESTIA, « application de la théorie du bilan en matière de travaux autoroutiers », </text:span></text:span><text:span text:style-name="Default_20_Paragraph_20_Font"><text:span text:style-name="T140">AJDA</text:span></text:span><text:span text:style-name="Default_20_Paragraph_20_Font"><text:span text:style-name="T139">, 1997 p. 545.</text:span></text:span></text:p><text:p text:style-name="P232"/></text:note-body></text:note></text:span></text:span><text:span text:style-name="T133">.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5">l’équilibre écologique</text:span></text:span><text:span text:style-name="T133">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3"><text:note text:id="ftn123" text:note-class="footnote"><text:note-citation>124</text:note-citation><text:note-body><text:p text:style-name="Footnote"><text:span text:style-name="T34"><text:s/></text:span><text:span text:style-name="Default_20_Paragraph_20_Font"><text:span text:style-name="T34">CE 27 novembre 1985, commune de Chamonix-Mont-Blanc c. Association de sauvegarde de la vallée de l’Aveyron n°62210, RJE n°4/1986, p. 381.</text:span></text:span></text:p></text:note-body></text:note></text:span></text:span><text:span text:style-name="T133">.</text:span></text:p>
      <text:p text:style-name="P76"><text:span text:style-name="T133"><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3">l’incohérence qui pouvait exister dans les mesures compensatoires qui ne permettent pas le « </text:span><text:span text:style-name="Default_20_Paragraph_20_Font"><text:span text:style-name="T135">remplacement de ce qui a disparu par autre chose, non seulement de même valeur, mais aussi de même nature</text:span></text:span><text:span text:style-name="T133"> »</text:span><text:span text:style-name="Footnote_20_Reference"><text:span text:style-name="T133"><text:note text:id="ftn124" text:note-class="footnote"><text:note-citation>125</text:note-citation><text:note-body><text:p text:style-name="P229"><text:s/>UNTERMAIER XXXXXXXXX ?????</text:p><text:p text:style-name="P232"/></text:note-body></text:note></text:span></text:span><text:span text:style-name="T133">. L’auteur s’indignait « compenser, et détruire ».</text:span></text:p>
      <text:p text:style-name="P76"><text:span text:style-name="T133"><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3"><text:note text:id="ftn125" text:note-class="footnote"><text:note-citation>126</text:note-citation><text:note-body><text:p text:style-name="Footnote"><text:span text:style-name="T138"><text:s/></text:span><text:span text:style-name="Default_20_Paragraph_20_Font"><text:span text:style-name="T139">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34"/></text:note-body></text:note></text:span></text:span><text:span text:style-name="T133">. </text:span></text:p>
      <text:p text:style-name="P76"><text:span text:style-name="T133"><text:tab/>Ces cas témoignent des limites méthodologiques des mesures compensatoires au plan éthique. Cette méthodologie souffre </text:span><text:span text:style-name="Default_20_Paragraph_20_Font"><text:span text:style-name="T135">a fortiori </text:span></text:span><text:span text:style-name="T133">de limites techniques et scientifiques.</text:span></text:p>
      <text:p text:style-name="P76"/>
      <text:p text:style-name="P79"><text:span text:style-name="T137">1.2. </text:span>Les difficultés techniques et scientifiques </text:p>
      <text:p text:style-name="P76"/>
      <text:p text:style-name="P76"><text:span text:style-name="Default_20_Paragraph_20_Font"><text:span text:style-name="T112"><text:tab/>La méthodologie appliquée aux mesures compensatoires, malgré la publication de </text:span></text:span><text:span text:style-name="Default_20_Paragraph_20_Font"><text:span text:style-name="T113">Lignes directrices nationales</text:span></text:span><text:span text:style-name="Default_20_Paragraph_20_Font"><text:span text:style-name="T112"> visant à l’application uniforme de la compensation environnementale sur l’ensemble du territoire, pose des problèmes techniques. Des documents de retour d’expérience témoignent de ces limites</text:span></text:span><text:span text:style-name="Footnote_20_Reference"><text:span text:style-name="T112"><text:note text:id="ftn126" text:note-class="footnote"><text:note-citation>127</text:note-citation><text:note-body><text:p text:style-name="Footnote"><text:span text:style-name="T138">Voir en particulier SOYER </text:span><text:span text:style-name="T139">(H.) </text:span><text:span text:style-name="T138">et al., </text:span><text:span text:style-name="T158">La compensation écologique état des lieux &amp; recommandations</text:span><text:span text:style-name="T138">, Union internationale pour la conservation de la Nature </text:span><text:span text:style-name="T160">(UICN)</text:span><text:span text:style-name="T138"> France, 2011, Paris, 44 p. et </text:span><text:span text:style-name="T159">Analyse de mesures compensatoires aux atteintes au patrimoine naturel Recueil et analyse de cas</text:span><text:span text:style-name="T161">, Pour le ministère de l'écologie de l'énergie, du développement durable et de la mer, Envirscop – CERE – SOGREAH – IN VIVO, 2010, 241 p.</text:span></text:p><text:p text:style-name="P234"/></text:note-body></text:note></text:span></text:span></text:p>
      <text:p text:style-name="P76"><text:span text:style-name="Default_20_Paragraph_20_Font"><text:span text:style-name="T11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2"><text:note text:id="ftn127" text:note-class="footnote"><text:note-citation>128</text:note-citation><text:note-body><text:p text:style-name="Footnote"><text:span text:style-name="T145"><text:s/>Il </text:span><text:span text:style-name="Default_20_Paragraph_20_Font"><text:span text:style-name="T128">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29">Réussir grandes cultures</text:span></text:span><text:span text:style-name="Default_20_Paragraph_20_Font"><text:span text:style-name="T128">, janvier 2013, n° 265, p. 78.</text:span></text:span></text:p><text:p text:style-name="P234"/></text:note-body></text:note></text:span></text:span><text:span text:style-name="Default_20_Paragraph_20_Font"><text:span text:style-name="T11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2"><text:note text:id="ftn128" text:note-class="footnote"><text:note-citation>129</text:note-citation><text:note-body><text:p text:style-name="Footnote"><text:span text:style-name="T145"><text:s/></text:span><text:span text:style-name="Default_20_Paragraph_20_Font"><text:span text:style-name="T146">Philippe BILLET démontre le manque d’expertise du juge face aux mesures compensatoires <text:s/>qu’il se contente de citer comme des standards, sans description précise (voir par exemple, </text:span></text:span><text:span text:style-name="Default_20_Paragraph_20_Font"><text:span text:style-name="T101">Cons. d’État, 9 février 2004, Association Manche Nature, 223121), In BILLET (P.) <text:s/></text:span></text:span><text:span text:style-name="Default_20_Paragraph_20_Font"><text:span text:style-name="T149">BILLET (P.), « La prise en compte de la faune sauvage dans le cadre des procédures d'aménagement, de gestion et d'occupation de l'espace : réalités d'une apparence juridique »</text:span></text:span><text:span text:style-name="Default_20_Paragraph_20_Font"><text:span text:style-name="T148">, Natures Sciences Sociétés 14</text:span></text:span><text:span text:style-name="Default_20_Paragraph_20_Font"><text:span text:style-name="T149">, 2006, p. 2</text:span></text:span><text:span text:style-name="Default_20_Paragraph_20_Font"><text:span text:style-name="T150">0.</text:span></text:span></text:p><text:p text:style-name="P230"/></text:note-body></text:note></text:span></text:span><text:span text:style-name="Default_20_Paragraph_20_Font"><text:span text:style-name="T112"> conforte </text:span></text:span><text:soft-page-break/><text:span text:style-name="Default_20_Paragraph_20_Font"><text:span text:style-name="T112">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6"><text:span text:style-name="Default_20_Paragraph_20_Font"><text:span text:style-name="T11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2"><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34"/></text:note-body></text:note></text:span></text:span><text:span text:style-name="Default_20_Paragraph_20_Font"><text:span text:style-name="T112">.</text:span></text:span></text:p>
      <text:p text:style-name="P76"><text:span text:style-name="Default_20_Paragraph_20_Font"><text:span text:style-name="T112"><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3">Rapport du collège d’experts scientifiques relatif à l’évaluation de la méthode de compensation des incidences sur les zones humides</text:span></text:span><text:span text:style-name="Default_20_Paragraph_20_Font"><text:span text:style-name="T112"> qui émet de nombreuses réserves sur la poursuite du projet en raison d’une méthodologie ne permettant pas d’assurer la « </text:span></text:span><text:span text:style-name="Default_20_Paragraph_20_Font"><text:span text:style-name="T113">compensation équitables des zones humides détruites ou impactées</text:span></text:span><text:span text:style-name="Default_20_Paragraph_20_Font"><text:span text:style-name="T112"> »</text:span></text:span><text:span text:style-name="Footnote_20_Reference"><text:span text:style-name="T112"><text:note text:id="ftn130" text:note-class="footnote"><text:note-citation>131</text:note-citation><text:note-body><text:p text:style-name="Footnote"><text:span text:style-name="T145"><text:s/>MARSILY (G.) et al., </text:span><text:span text:style-name="Default_20_Paragraph_20_Font"><text:span text:style-name="T151">Rapport du collège d’experts scientifiques relatif à l’évaluation de la méthode de compensation des incidences sur les zones humides</text:span></text:span><text:span text:style-name="Default_20_Paragraph_20_Font"><text:span text:style-name="T145">, avril 2013 124 p.</text:span></text:span></text:p><text:p text:style-name="P234"/></text:note-body></text:note></text:span></text:span><text:span text:style-name="Default_20_Paragraph_20_Font"><text:span text:style-name="T112">.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6"><text:span text:style-name="Default_20_Paragraph_20_Font"><text:span text:style-name="T11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2"><text:note text:id="ftn131" text:note-class="footnote"><text:note-citation>132</text:note-citation><text:note-body><text:p text:style-name="Footnote"><text:span text:style-name="Default_20_Paragraph_20_Font"><text:span text:style-name="T139"><text:s/></text:span></text:span><text:span text:style-name="Default_20_Paragraph_20_Font"><text:span text:style-name="T152">DUGUET (R.) et <text:s/>MELKKI, (F.),</text:span></text:span><text:span text:style-name="Default_20_Paragraph_20_Font"><text:span text:style-name="T153"> Les amphibiens de France, Belgique et Luxembourg</text:span></text:span><text:span text:style-name="Default_20_Paragraph_20_Font"><text:span text:style-name="T152">, Mèze, Éd. Biotope. 2003. In </text:span></text:span><text:span text:style-name="Default_20_Paragraph_20_Font"><text:span text:style-name="T155">BILLET (P.), « La prise en compte de la faune sauvage dans le cadre des procédures d'aménagement, de gestion et d'occupation de l'espace : réalités d'une apparence juridique »</text:span></text:span><text:span text:style-name="Default_20_Paragraph_20_Font"><text:span text:style-name="T154">, Natures Sciences Sociétés 14</text:span></text:span><text:span text:style-name="Default_20_Paragraph_20_Font"><text:span text:style-name="T155">, 2006, pp. 1</text:span></text:span><text:span text:style-name="Default_20_Paragraph_20_Font"><text:span text:style-name="T156">8</text:span></text:span><text:span text:style-name="Default_20_Paragraph_20_Font"><text:span text:style-name="T155">.</text:span></text:span></text:p></text:note-body></text:note></text:span></text:span><text:span text:style-name="Default_20_Paragraph_20_Font"><text:span text:style-name="T112"> ; Cela témoigne de l’échec des mesures compensatoires pour les infrastructures de transports, consistant en majeur partie dans ce type de dispositifs.</text:span></text:span></text:p>
      <text:p text:style-name="P76"><text:span text:style-name="Default_20_Paragraph_20_Font"><text:span text:style-name="T11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3">cohérence globale</text:span></text:span><text:span text:style-name="Default_20_Paragraph_20_Font"><text:span text:style-name="T11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6"><text:span text:style-name="Default_20_Paragraph_20_Font"><text:span text:style-name="T11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6"/>
      <text:p text:style-name="P87">2. Les problèmes d’efficacité des mesures compensatoires</text:p>
      <text:p text:style-name="P76"/>
      <text:p text:style-name="P76"><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6"><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6"/>
      <text:p text:style-name="P79">2.1. Le problème d’éparpillement juridique des mesures compensatoires</text:p>
      <text:p text:style-name="P76"/>
      <text:p text:style-name="P76"><text:span text:style-name="T133"><text:tab/>Notons à titre liminaire que les critiques adressées généralement au cadre des études environnementales s’appliquent aux mesures compensatoires. Parmi ces critiques, le problème de </text:span><text:soft-page-break/><text:span text:style-name="T133">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3"><text:note text:id="ftn132" text:note-class="footnote"><text:note-citation>133</text:note-citation><text:note-body><text:p text:style-name="Footnote"><text:span text:style-name="Default_20_Paragraph_20_Font"><text:span text:style-name="T139">SOYER (H.) et al., </text:span></text:span><text:span text:style-name="Default_20_Paragraph_20_Font"><text:span text:style-name="T141">La compensation écologique état des lieux &amp; recommandations</text:span></text:span><text:span text:style-name="Default_20_Paragraph_20_Font"><text:span text:style-name="T139">, Union internationale pour la conservation de la Nature </text:span></text:span><text:span text:style-name="Default_20_Paragraph_20_Font"><text:span text:style-name="T142">(UICN)</text:span></text:span><text:span text:style-name="Default_20_Paragraph_20_Font"><text:span text:style-name="T139"> France, 2011, Paris, p. 30.</text:span></text:span></text:p><text:p text:style-name="P234"/></text:note-body></text:note></text:span></text:span><text:span text:style-name="T133">.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3"><text:note text:id="ftn133" text:note-class="footnote"><text:note-citation>134</text:note-citation><text:note-body><text:p text:style-name="Footnote"><text:span text:style-name="T138"><text:s/></text:span><text:span text:style-name="Default_20_Paragraph_20_Font"><text:span text:style-name="T139"><text:s/>LUCAS (M.), « La compensation environnemental, un mécanisme inefficace à améliorer », </text:span></text:span><text:span text:style-name="Default_20_Paragraph_20_Font"><text:span text:style-name="T140">Revue juridique de l’environnement</text:span></text:span><text:span text:style-name="Default_20_Paragraph_20_Font"><text:span text:style-name="T139">, 1/2009, p. 61.</text:span></text:span></text:p><text:p text:style-name="Footnote_20_Text"><text:span text:style-name="Default_20_Paragraph_20_Font"><text:span text:style-name="T139"/></text:span></text:p></text:note-body></text:note></text:span></text:span><text:span text:style-name="T133">. Enfin, le coût de la réalisation des mesures d’impact, dont le montant ne dépasse guère 1% du coût total du projet montre qu’il ne s’agit pour le maîtres d’ouvrage que d’une formalité.</text:span></text:p>
      <text:p text:style-name="P76"><text:span text:style-name="T133"><text:tab/>Le rapport entre le coût total du projet et le coût de mesures prises pour compenser l’impact résiduel du projet témoigne également de la disproportion entre l’un et l’autre</text:span><text:span text:style-name="Footnote_20_Reference"><text:span text:style-name="T133"><text:note text:id="ftn134" text:note-class="footnote"><text:note-citation>135</text:note-citation><text:note-body><text:p text:style-name="P227"><text:span text:style-name="T93">Le montant des mesures compensatoire ne dépasse jamais 2 % du coût total du projet parmi les cas présenté dans l'</text:span>Analyse de mesures compensatoires aux atteintes au patrimoine naturel Recueil et analyse de cas<text:span text:style-name="T69">, , Envirscop – CERE – SOGREAH – IN VIVO, 2010, 241 p</text:span><text:span text:style-name="T93">p</text:span><text:span text:style-name="T69">. </text:span><text:span text:style-name="T93">18-20.</text:span></text:p><text:p text:style-name="P227"/></text:note-body></text:note></text:span></text:span><text:span text:style-name="T133">.</text:span></text:p>
      <text:p text:style-name="P76"><text:span text:style-name="T133"><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3"><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1"/></text:note-body></text:note></text:span></text:span><text:span text:style-name="T133">.</text:span></text:p>
      <text:p text:style-name="P76"><text:span text:style-name="T133"><text:tab/>Ainsi, l’objet des mesures compensatoires dans le cadre de l’étude d’impact environnemental s’attachent à des projets susceptibles d’avoir un impact sur l’environnement ou la santé humaine</text:span><text:span text:style-name="Footnote_20_Reference"><text:span text:style-name="T133"><text:note text:id="ftn136" text:note-class="footnote"><text:note-citation>137</text:note-citation><text:note-body><text:p text:style-name="Footnote_20_Text"><text:span text:style-name="T138"><text:s/></text:span><text:span text:style-name="Default_20_Paragraph_20_Font"><text:span text:style-name="T139">Code de l’environnement, art. L. 122-2.</text:span></text:span></text:p><text:p text:style-name="P234"/></text:note-body></text:note></text:span></text:span><text:span text:style-name="T133">. L’autorisation de défrichement à un champ beaucoup plus restreint. Il vise au maintien des rôles écologique </text:span><text:span text:style-name="Default_20_Paragraph_20_Font"><text:span text:style-name="T135">ou</text:span></text:span><text:span text:style-name="T133"> social du bois défriché</text:span><text:span text:style-name="Footnote_20_Reference"><text:span text:style-name="T133"><text:note text:id="ftn137" text:note-class="footnote"><text:note-citation>138</text:note-citation><text:note-body><text:p text:style-name="Footnote_20_Text"><text:span text:style-name="T138"><text:s/>Code forestier, art. </text:span><text:span text:style-name="Default_20_Paragraph_20_Font"><text:span text:style-name="T139">L. 341-6.</text:span></text:span></text:p><text:p text:style-name="P234"/></text:note-body></text:note></text:span></text:span><text:span text:style-name="T133">. Enfin les mesures compensatoires dans </text:span><text:soft-page-break/><text:span text:style-name="T133">le cadre des sites Natura 2000 doit permettre « le maintien de la cohérence écologique du réseau ». Le but visé par les mesures compensatoires dans le cadre de ces trois procédures diffère donc de manière importante.</text:span></text:p>
      <text:p text:style-name="P76"><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6"><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6"/>
      <text:p text:style-name="P79">2.2. La difficulté d’identification de sites destinés à la compensation écologique</text:p>
      <text:p text:style-name="P76"/>
      <text:p text:style-name="P76"><text:span text:style-name="Default_20_Paragraph_20_Font"><text:span text:style-name="T109"><text:tab/></text:span></text:span><text:span text:style-name="Default_20_Paragraph_20_Font"><text:span text:style-name="T110">Les mesures compensatoires ne peuvent être mises en œuvre en tout lieu. Si par essence, elles ne peuvent pas être réalisées </text:span></text:span><text:span text:style-name="Default_20_Paragraph_20_Font"><text:span text:style-name="T115">in situ</text:span></text:span><text:span text:style-name="Default_20_Paragraph_20_Font"><text:span text:style-name="T117">,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18">En effet, les mesures compensatoires doivent être mises en œuvre sur des surfaces de qualité équivalente au site du projet.</text:span></text:span></text:p>
      <text:p text:style-name="P76"><text:span text:style-name="Default_20_Paragraph_20_Font"><text:span text:style-name="T117"><text:tab/>L'identification du site </text:span></text:span><text:span text:style-name="Default_20_Paragraph_20_Font"><text:span text:style-name="T118">sur lequel</text:span></text:span><text:span text:style-name="Default_20_Paragraph_20_Font"><text:span text:style-name="T117"> </text:span></text:span><text:span text:style-name="Default_20_Paragraph_20_Font"><text:span text:style-name="T118">réaliser </text:span></text:span><text:span text:style-name="Default_20_Paragraph_20_Font"><text:span text:style-name="T117">la mesure compensatoire est rendu plus difficile par les surfaces nécessaires aux mesures compensatoires </text:span></text:span><text:span text:style-name="Default_20_Paragraph_20_Font"><text:span text:style-name="T118">dont la superficie peut être multiplié </text:span></text:span><text:soft-page-break/><text:span text:style-name="Default_20_Paragraph_20_Font"><text:span text:style-name="T118">jusqu'à dix fois par rapport à à la superficie du site impacté</text:span></text:span><text:span text:style-name="Default_20_Paragraph_20_Font"><text:span text:style-name="T118"><text:note text:id="ftn138" text:note-class="footnote"><text:note-citation>139</text:note-citation><text:note-body><text:p text:style-name="P222">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1">, Pour le ministère de l'écologie de l'énergie, du développement durable et de la mer, Envirscop – CERE – SOGREAH – IN VIVO, 2010, </text:span><text:span text:style-name="T92">P. 89.</text:span></text:p><text:p text:style-name="P221"/></text:note-body></text:note></text:span></text:span><text:span text:style-name="Default_20_Paragraph_20_Font"><text:span text:style-name="T118">.</text:span></text:span></text:p>
      <text:p text:style-name="P76"><text:span text:style-name="Default_20_Paragraph_20_Font"><text:span text:style-name="T117"><text:tab/>La difficulté à trouver un terrain répondant aux conditions nécessaires à la des mesures compensatoires se double de la difficulté à trouver un terrain, tout court, de fait d'une pression foncière importante.</text:span></text:span></text:p>
      <text:p text:style-name="P76"><text:span text:style-name="Default_20_Paragraph_20_Font"><text:span text:style-name="T10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09"><text:note text:id="ftn139" text:note-class="footnote"><text:note-citation>140</text:note-citation><text:note-body><text:p text:style-name="Footnote_20_Text"><text:s/><text:span text:style-name="Default_20_Paragraph_20_Font"><text:span text:style-name="T139">En 2011, les villes couvraient 119 000 km² sur les 641 000 km² que comprend le territoire terrestre national.</text:span></text:span></text:p><text:p text:style-name="P234"/></text:note-body></text:note></text:span></text:span><text:span text:style-name="Default_20_Paragraph_20_Font"><text:span text:style-name="T10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09"><text:note text:id="ftn140" text:note-class="footnote"><text:note-citation>141</text:note-citation><text:note-body><text:p text:style-name="Footnote"><text:span text:style-name="T138"><text:s/></text:span><text:span text:style-name="Default_20_Paragraph_20_Font"><text:span text:style-name="T157">Exploitations et superficie agricole utilisée dans l’Union Européenne en 2010</text:span></text:span><text:span text:style-name="T138">, Institut national de la statistique et des études économiques (INSEE), disponible en ligne : </text:span><text:a xlink:type="simple" xlink:href="http://www.insee.fr/fr/themes/tableau.asp?ref_id=CMPTEF10204" office:target-frame-name="_top" xlink:show="replace"><text:span text:style-name="Hyperlink"><text:span text:style-name="T138">http://www.insee.fr/fr/themes/tableau.asp?ref_id=CMPTEF10204</text:span></text:span></text:a></text:p><text:p text:style-name="P234"/></text:note-body></text:note></text:span></text:span><text:span text:style-name="Default_20_Paragraph_20_Font"><text:span text:style-name="T10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09"><text:note text:id="ftn141" text:note-class="footnote"><text:note-citation>142</text:note-citation><text:note-body><text:p text:style-name="Footnote"><text:span text:style-name="T138"><text:s/></text:span><text:span text:style-name="Default_20_Paragraph_20_Font"><text:span text:style-name="T139">Comme nous le soulignions en introduction, l’équivalent d’un département est urbanisé tous les dix ans. </text:span></text:span></text:p><text:p text:style-name="P234"/></text:note-body></text:note></text:span></text:span><text:span text:style-name="Default_20_Paragraph_20_Font"><text:span text:style-name="T109"> et de la construction d’infrastructures de transports et industrielles. Le choix du site sur lequel lest mesures compensatoires sont mises en œuvre doit par conséquent répondre à différentes exigences réglementaires et sociales. </text:span></text:span></text:p>
      <text:p text:style-name="P76"><text:span text:style-name="Default_20_Paragraph_20_Font"><text:span text:style-name="T10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09"><text:note text:id="ftn142" text:note-class="footnote"><text:note-citation>143</text:note-citation><text:note-body><text:p text:style-name="P226"><text:s/><text:span text:style-name="T91">NÉOUZE (B.), « La compensation </text:span><text:span text:style-name="T90">écologique</text:span><text:span text:style-name="T91">, une double peine pour l'agriculture », </text:span><text:span text:style-name="T20">Réussir grandes cultures</text:span><text:span text:style-name="T91">, janvier 2013, n°265, pp. 78-80.</text:span></text:p><text:p text:style-name="P226"><text:span text:style-name="T91"/></text:p></text:note-body></text:note></text:span></text:span><text:span text:style-name="Default_20_Paragraph_20_Font"><text:span text:style-name="T109"> par les agriculteurs qui font face à une pression foncière croissante. Un syndicat agricole pointait dans un courrier au Ministre en charge de l’environnement que « </text:span></text:span><text:span text:style-name="Default_20_Paragraph_20_Font"><text:span text:style-name="T114">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09"> »</text:span></text:span><text:span text:style-name="Footnote_20_Reference"><text:span text:style-name="T109"><text:note text:id="ftn143" text:note-class="footnote"><text:note-citation>144</text:note-citation><text:note-body><text:p text:style-name="Footnote"><text:span text:style-name="T138"><text:s/></text:span><text:span text:style-name="Default_20_Paragraph_20_Font"><text:span text:style-name="T139">BEULIN (X.), <text:s/></text:span></text:span><text:span text:style-name="Default_20_Paragraph_20_Font"><text:span text:style-name="T140">Courrier à Madame Nathalie KOSCIUSKO-MORIZET</text:span></text:span><text:span text:style-name="Default_20_Paragraph_20_Font"><text:span text:style-name="T139">, Fédération nationale des syndicats d’exploitants agricoles 19 septembre 2011, p. 1.</text:span></text:span></text:p></text:note-body></text:note></text:span></text:span><text:span text:style-name="Default_20_Paragraph_20_Font"><text:span text:style-name="T109">. </text:span></text:span></text:p>
      <text:p text:style-name="P76"><text:span text:style-name="Default_20_Paragraph_20_Font"><text:span text:style-name="T109"><text:tab/>Comme nous l’avons montré précédemment, plusieurs possibilités existent pour la mise en </text:span></text:span><text:soft-page-break/><text:span text:style-name="Default_20_Paragraph_20_Font"><text:span text:style-name="T109">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1">UI</text:span></text:span><text:span text:style-name="Default_20_Paragraph_20_Font"><text:span text:style-name="T109">CN</text:span></text:span><text:span text:style-name="Footnote_20_Reference"><text:span text:style-name="T109"><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09"> : « </text:span></text:span><text:span text:style-name="Default_20_Paragraph_20_Font"><text:span text:style-name="T116">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08"> ».</text:span></text:span></text:p>
      <text:p text:style-name="P76"><text:span text:style-name="Default_20_Paragraph_20_Font"><text:span text:style-name="T108"><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02">Conclusion</text:p>
      <text:p text:style-name="P95"/>
      <text:p text:style-name="P107">Bibliographie</text:p>
      <text:p text:style-name="P64"/>
      <text:p text:style-name="P64"><text:span text:style-name="T90">R</text:span><text:span text:style-name="T69">éférences normatives</text:span></text:p>
      <text:p text:style-name="P55"/>
      <text:p text:style-name="P173"><text:span text:style-name="T95">Loi n° 76-629 du 10 juillet 1976 relative à la protection de la nature, publiée au Journal Officiel du 13 juillet 1976.</text:span></text:p>
      <text:p text:style-name="P174"/>
      <text:p text:style-name="P173"><text:span text:style-name="T96">Loi n° 2008-757 du 1er août 2008 relative à la responsabilité environnementale et à diverses dispositions d'adaptation au droit communautaire dans le domaine de l'environnement, publiée le 2 août 2008.</text:span></text:p>
      <text:p text:style-name="P69"/>
      <text:p text:style-name="P174"><text:span text:style-name="T69">LOI n° 2009-967 du 3 août 2009 de programmation relative à la mise en œuvre du Grenelle de l'environnement, publiée au Journal Officiel du 5 août 2009.</text:span></text:p>
      <text:p text:style-name="P174"/>
      <text:p text:style-name="P174"><text:span text:style-name="T69">LOI n° 2010-788 du 12 juillet 2010 portant engagement national pour l'environnement, publiée au Journal Officiel du 13 juillet 2010.</text:span></text:p>
      <text:p text:style-name="P174"><text:span text:style-name="T69"/></text:p>
      <text:p text:style-name="P174"><text:span text:style-name="T69">Décret n° 2011-2019 du 29 décembre 2011 portant réforme des études d'impact des projets de travaux, d'ouvrages ou d'aménagements, publiée au Journal Officiel du 30 décembre 2011.</text:span></text:p>
      <text:p text:style-name="P173"/>
      <text:p text:style-name="P173"><text:span text:style-name="T95">Décret n°77-1141 du 12 octobre 1977 pris pour l'application de l'article 2 de la loi n° 76-629 du 10 juillet 1976 relative à la protection de la nature, publié au Journal Officiel du 13 Octobre 1977.</text:span></text:p>
      <text:p text:style-name="P173"/>
      <text:p text:style-name="P70"><text:span text:style-name="T95">Arrêté du 20 décembre 2004 fixant la liste des animaux de la faune marine protégés sur l'ensemble du territoire, Journal Officiel du 7 janvier 2005.</text:span></text:p>
      <text:p text:style-name="P55"/>
      <text:p text:style-name="P58"><text:span text:style-name="T69">Articles</text:span></text:p>
      <text:p text:style-name="P55"/>
      <text:p text:style-name="P55"><text:span text:style-name="T69">BILLET (P.), « La prise en compte de la faune sauvage dans le cadre des procédures d'aménagement, de gestion et d'occupation de l'espace : réalités d'une apparence juridique », Natures Sciences Sociétés 14, 2006, pp. 13-21.</text:span></text:p>
      <text:p text:style-name="P55"/>
      <text:p text:style-name="P55">CAMPROUX-DUFFRÈNE <text:span text:style-name="T23">(M.-P.) </text:span>et LUCAS <text:span text:style-name="T23">(M.)</text:span>, « L’ombre portée sur l’avenir de la trame verte et bleue. Quelques réflexions juridiques », Développement durable et territoires, Vol. 3, n° 2 | Juillet 2012.</text:p>
      <text:p text:style-name="P53"/>
      <text:p text:style-name="P56"><text:span text:style-name="T69">CHRESTIA (P.), </text:span>«<text:span text:style-name="T69">Application de la théorie du bilan en matière de travaux autoroutiers », </text:span>Actualités juridique, Droit administratif<text:span text:style-name="T69"> </text:span>(AJDA)<text:span text:style-name="T69">, 1997, p. 545.</text:span></text:p>
      <text:p text:style-name="P53"/>
      <text:p text:style-name="P56"><text:span text:style-name="T69">HOSTIOU (R.), « Des limites du contrôle du juge administratif sur une décision de refus d'engager des travaux d'utilité publique », </text:span>Actualités juridiques, Droit immobilier (AJDI)<text:span text:style-name="T69">, 2004, p. 303.</text:span></text:p>
      <text:p text:style-name="P53"/>
      <text:p text:style-name="P173"><text:span text:style-name="T69">LATOUCHE (S.), « Pour une société de décroissance », </text:span>Le Monde Diplomatique<text:span text:style-name="T69">, novembre 2003.</text:span></text:p>
      <text:p text:style-name="P55"/>
      <text:p text:style-name="P55">LIMA (G. B), « Les diverses formes pour la compensation dans la protection juridique de l’environnement : un défi pour l’épistémologie juridique », ACDI-Anuario Colombiano de Derecho International vol.7, <text:s/>Bogotá <text:s/>pp. 161-188.</text:p>
      <text:p text:style-name="P55"/>
      <text:p text:style-name="P53">LUCAS (M.), « La compensation écologique des zones humides en France : vers une intégration des services écosystémiques ? », Droit de l'environnement, n°219, janvier 2014, pp. 19-25.</text:p>
      <text:p text:style-name="P53"/>
      <text:p text:style-name="P55"><text:soft-page-break/>LUCAS (M.), « La compensation environnemental, un mécanisme inefficace à améliorer », Revue juridique de l’environnement, 1/2009, pp. 59-68.</text:p>
      <text:p text:style-name="P55"/>
      <text:p text:style-name="P59">NÉOUZE (B.), « La compensation <text:span text:style-name="T167">écologique</text:span>, une double peine pour l'agriculture », <text:span text:style-name="T8">Réussir grandes cultures</text:span>, janvier 2013, n°265, pp. 78-80.</text:p>
      <text:p text:style-name="P55"/>
      <text:p text:style-name="P55">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5"/>
      <text:p text:style-name="P55">ROCHE <text:span text:style-name="T23">(C.)</text:span>, « évaluation des incidences d'un projet d'aménagement sur une zone Natura 2000 », Actualités juridiques du Droit administratif, 2014, p 807-811.</text:p>
      <text:p text:style-name="P55"/>
      <text:p text:style-name="P55">ROYER <text:span text:style-name="T23">(E.)</text:span>, « Indemnité compensatoire de contraintes environnementales », Dalloz actualité, 16 mai 2008, 1 p.</text:p>
      <text:p text:style-name="P55"/>
      <text:p text:style-name="P228"><text:span text:style-name="T69">TESTOT (L.), « Les crises écologiques », Sciences Humaines, numéro spécial, n°247, avril 2013</text:span></text:p>
      <text:p text:style-name="P55"/>
      <text:p text:style-name="P55"><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5"/>
      <text:p text:style-name="P53"><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3"/>
      <text:p text:style-name="P53">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3"/>
      <text:p text:style-name="P56"><text:span text:style-name="T69">UNTERMAIER (J.), « La Charge de l'environnement face au Droit administratif » </text:span>Revue juridique de l'environnement<text:span text:style-name="T69">, n° spécial 2005, pp. 145-159.</text:span></text:p>
      <text:p text:style-name="P56"/>
      <text:p text:style-name="P72"><text:span text:style-name="T69">UNTERMAIER (J.)</text:span></text:p>
      <text:p text:style-name="P55"/>
      <text:p text:style-name="P55"><text:span text:style-name="T4"/></text:p>
      <text:p text:style-name="P61"><text:span text:style-name="T38">Ouvrages</text:span></text:p>
      <text:p text:style-name="P60"><text:span text:style-name="T38"/></text:p>
      <text:p text:style-name="P228"><text:span text:style-name="T69">BONNEUIL </text:span><text:span text:style-name="T94">(C.) </text:span><text:span text:style-name="T69">et FRESSOZ </text:span><text:span text:style-name="T94">(J.-B.), </text:span>L'évènement Anthropocène. La terre, l'histoire et nous<text:span text:style-name="T69"> (Seuil, 2013, Paris, 320 p.</text:span></text:p>
      <text:p text:style-name="P228"/>
      <text:p text:style-name="P228"><text:span text:style-name="T69">DESCARTES (R.), </text:span>Discours de la méthode<text:span text:style-name="T69">, 6e partie, Bibliothèque de la Pléiade, Éd. Gallimard, 1966, p. 168.</text:span></text:p>
      <text:p text:style-name="P173"/>
      <text:p text:style-name="P173"><text:span text:style-name="T69">ILLICH (I.), « L'histoire des besoins », </text:span>La perte des sens<text:span text:style-name="T69">, éd. Fayard, 2004, 357 p.</text:span></text:p>
      <text:p text:style-name="P173"/>
      <text:p text:style-name="P173"><text:span text:style-name="T69">GEORGESCU-ROEGEN (N.), </text:span>La décroissance. Entropie, écologie, économie<text:span text:style-name="T69">, éd. Sang de la Terre et Ellébore, 2006. </text:span></text:p>
      <text:p text:style-name="P173"><text:span text:style-name="T69"/></text:p>
      <text:p text:style-name="P55"/>
      <text:p text:style-name="P62">Rapports</text:p>
      <text:p text:style-name="P62"/>
      <text:p text:style-name="P173"><text:soft-page-break/><text:span text:style-name="T69">BRUNDTLAND, (G.H.) Notre avenir à tous, Commission mondiale de l'environnement et du développement, éditions du Fleuve, 1989, p. 179.</text:span></text:p>
      <text:p text:style-name="P53"/>
      <text:p text:style-name="P54"><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4"/>
      <text:p text:style-name="P54"><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3"/>
      <text:p text:style-name="P53">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7"/>
      <text:p text:style-name="P53"><text:span text:style-name="T1">MADSEN (B.) et al., « Offset and compensation programs worldwide », <text:s/></text:span><text:span text:style-name="T2">State of biodiversity markets</text:span><text:span text:style-name="T1">, 2010. </text:span>85 p.</text:p>
      <text:p text:style-name="P53"/>
      <text:p text:style-name="P55"><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5"/>
      <text:p text:style-name="P53"><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3"/>
      <text:p text:style-name="P175"><text:span text:style-name="T96">STERN (N.). </text:span><text:span text:style-name="T6">2008. "The Economics of Climate Change." </text:span><text:span text:style-name="T32">American Economic Review, 98(2): 1-37, 45 p.</text:span></text:p>
      <text:p text:style-name="P173"/>
      <text:p text:style-name="P71"><text:span text:style-name="T69">TEN KATE (K.) et al., </text:span>Les fonds <text:span text:style-name="T167">environnementaux</text:span> et les mécanismes de compensation et d'Offset des atteintes à la biodiversité – Projet RedLAC de renforcement des Compétences des fonds Environnementaux<text:span text:style-name="T69">, Latin American and Carribbean Network of Environmental Funds</text:span>, <text:span text:style-name="T69">101 p.</text:span></text:p>
      <text:p text:style-name="P173"><text:span text:style-name="T69"/></text:p>
      <text:p text:style-name="P55"><text:span text:style-name="T1">WILKINSON (J.) et THOMPSON (J.), 2005 Status Report on Compensatory Mitigation in the United States, Environmental Law Institute, </text:span><text:span text:style-name="T4">avril 2006, Washington, 110 p.</text:span></text:p>
      <text:p text:style-name="P55"/>
      <text:p text:style-name="P56"><text:span text:style-name="T69">Analyse de mesures compensatoires aux atteintes au patrimoine naturel Recueil et analyse de cas, Pour le ministère de l'écologie de l'énergie, du développement durable et de la mer, Envirscop – CERE – SOGREAH – IN VIVO, 2010, 241 p.</text:span></text:p>
      <text:p text:style-name="P56"/>
      <text:p text:style-name="P55"><text:span text:style-name="T69">« Urbanisation et consommation de l'espace, une question de mesure »</text:span>, La revue du CGDD<text:span text:style-name="T69">, Commissariat général au développement durable, 2012, 106 p.</text:span></text:p>
      <text:p text:style-name="P55"/>
      <text:p text:style-name="P55">Les mesures compensatoires pour la biodiversité – Principes et projet de mise en œuvre en Région PACA, <text:span text:style-name="T69">Direction régionale de l'environnement Provence-Alpes-Côte-d'Azur, 2009, 55 p.</text:span></text:p>
      <text:p text:style-name="P55"/>
      <text:p text:style-name="P63">« Compenser les atteintes à la biodiversité : expériences internationales et enseignements pour la France », Le point sur, Commissariat général au développement durable, n° 133, août 2012, 4 p.</text:p>
      <text:p text:style-name="P63"/>
      <text:p text:style-name="P63">« Standard on Biodiversity Offsets », Business and Biodiversity Offsets Programme (BBOP), 2012, Washington, D.C., 29 p.</text:p>
      <text:p text:style-name="P63"/>
      <text:p text:style-name="P63">« To No Net Loss and Beyond: An Overview of the Business and Biodiversity Offsets Programme », Business and Biodiversity Offsets Programme (BBOP), 2013, Washington, D.C., 35 p.</text:p>
      <text:p text:style-name="P53"><text:soft-page-break/></text:p>
      <text:p text:style-name="P53"><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3"/>
      <text:p text:style-name="P53"><text:span text:style-name="T8">Modalités de mise en œuvre des mesures compensatoires</text:span>, Direction régionale de l'environnement, de l'aménagement et du logement de Franche-Comté, Besançon, 5 janvier 2011, 14 p.</text:p>
      <text:p text:style-name="P53"/>
      <text:p text:style-name="P52"><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1</meta:editing-cycles>
    <meta:creation-date>2014-08-29T10:09:00</meta:creation-date>
    <dc:date>2014-09-04T23:22:04.085051175</dc:date>
    <dc:language>fr-FR</dc:language>
    <meta:editing-duration>PT8H58M52S</meta:editing-duration>
    <meta:generator>LibreOffice/4.2.6.3$Linux_X86_64 LibreOffice_project/420m0$Build-3</meta:generator>
    <meta:document-statistic meta:table-count="0" meta:image-count="0" meta:object-count="0" meta:page-count="57" meta:paragraph-count="465" meta:word-count="21111" meta:character-count="141690" meta:non-whitespace-character-count="1207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